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680BF72E24B679C6.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1.323cm"/>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Text_20_body">
      <style:text-properties officeooo:rsid="02ba8a1f" officeooo:paragraph-rsid="02ba8a1f"/>
    </style:style>
    <style:style style:name="P283" style:family="paragraph" style:parent-style-name="Text_20_body">
      <style:text-properties officeooo:rsid="02ba8a1f" officeooo:paragraph-rsid="02bb90d9"/>
    </style:style>
    <style:style style:name="P284" style:family="paragraph" style:parent-style-name="Text_20_body">
      <style:text-properties officeooo:rsid="02ba8a1f" officeooo:paragraph-rsid="02bc24fc"/>
    </style:style>
    <style:style style:name="P285" style:family="paragraph" style:parent-style-name="Text_20_body">
      <style:text-properties officeooo:rsid="02ba8a1f" officeooo:paragraph-rsid="02c09276"/>
    </style:style>
    <style:style style:name="P286" style:family="paragraph" style:parent-style-name="Text_20_body">
      <style:text-properties style:font-name="DejaVu Sans Mono2" officeooo:rsid="02ba8a1f" officeooo:paragraph-rsid="02ba8a1f"/>
    </style:style>
    <style:style style:name="P287" style:family="paragraph" style:parent-style-name="Text_20_body">
      <style:text-properties officeooo:rsid="02c43d44" officeooo:paragraph-rsid="02c43d44"/>
    </style:style>
    <style:style style:name="P288" style:family="paragraph" style:parent-style-name="Text_20_body">
      <style:text-properties officeooo:rsid="02c50736" officeooo:paragraph-rsid="02c50736"/>
    </style:style>
    <style:style style:name="P289" style:family="paragraph" style:parent-style-name="Text_20_body">
      <style:text-properties officeooo:rsid="02c53f13" officeooo:paragraph-rsid="02c53f13"/>
    </style:style>
    <style:style style:name="P290" style:family="paragraph" style:parent-style-name="Text_20_body">
      <style:text-properties officeooo:rsid="02c639f7" officeooo:paragraph-rsid="02c639f7"/>
    </style:style>
    <style:style style:name="P291" style:family="paragraph" style:parent-style-name="Text_20_body">
      <style:text-properties officeooo:rsid="02c7f93f" officeooo:paragraph-rsid="02c7f93f"/>
    </style:style>
    <style:style style:name="P292" style:family="paragraph" style:parent-style-name="Text_20_body">
      <style:text-properties officeooo:rsid="02c9886c" officeooo:paragraph-rsid="02c9886c"/>
    </style:style>
    <style:style style:name="P293" style:family="paragraph" style:parent-style-name="Text_20_body">
      <style:text-properties officeooo:rsid="02cbc35d" officeooo:paragraph-rsid="02cbc35d"/>
    </style:style>
    <style:style style:name="P294" style:family="paragraph" style:parent-style-name="Text_20_body">
      <style:text-properties officeooo:rsid="02cbc35d" officeooo:paragraph-rsid="02cfebee"/>
    </style:style>
    <style:style style:name="P295" style:family="paragraph" style:parent-style-name="Text_20_body">
      <style:text-properties officeooo:rsid="02d3101b" officeooo:paragraph-rsid="02d3101b"/>
    </style:style>
    <style:style style:name="P296" style:family="paragraph" style:parent-style-name="Text_20_body">
      <style:text-properties officeooo:rsid="02dca90b" officeooo:paragraph-rsid="02dca90b"/>
    </style:style>
    <style:style style:name="P297" style:family="paragraph" style:parent-style-name="Text_20_body">
      <style:text-properties officeooo:rsid="02e26ad6" officeooo:paragraph-rsid="02e26ad6"/>
    </style:style>
    <style:style style:name="P298" style:family="paragraph" style:parent-style-name="Text_20_body">
      <style:text-properties officeooo:rsid="02e9a499" officeooo:paragraph-rsid="02e9a499"/>
    </style:style>
    <style:style style:name="P299" style:family="paragraph" style:parent-style-name="Text_20_body">
      <style:text-properties officeooo:rsid="02ea9757" officeooo:paragraph-rsid="02ea9757"/>
    </style:style>
    <style:style style:name="P300" style:family="paragraph" style:parent-style-name="Text_20_body">
      <style:text-properties officeooo:rsid="02ed0bf6" officeooo:paragraph-rsid="02ed0bf6"/>
    </style:style>
    <style:style style:name="P301" style:family="paragraph" style:parent-style-name="Text_20_body">
      <style:text-properties officeooo:rsid="02eed35e" officeooo:paragraph-rsid="02eed35e"/>
    </style:style>
    <style:style style:name="P302" style:family="paragraph" style:parent-style-name="Text_20_body">
      <style:text-properties officeooo:rsid="02f16d87" officeooo:paragraph-rsid="02f16d87"/>
    </style:style>
    <style:style style:name="P303" style:family="paragraph" style:parent-style-name="Text_20_body">
      <style:text-properties officeooo:rsid="02fb1321" officeooo:paragraph-rsid="02fb1321"/>
    </style:style>
    <style:style style:name="P304" style:family="paragraph" style:parent-style-name="Text_20_body">
      <style:text-properties officeooo:rsid="02ffb63f" officeooo:paragraph-rsid="02ffb63f"/>
    </style:style>
    <style:style style:name="P305" style:family="paragraph" style:parent-style-name="Text_20_body">
      <style:text-properties officeooo:rsid="02e071fa" officeooo:paragraph-rsid="02dca90b"/>
    </style:style>
    <style:style style:name="P306" style:family="paragraph" style:parent-style-name="Text_20_body">
      <style:text-properties officeooo:rsid="0302a3e1" officeooo:paragraph-rsid="0302a3e1"/>
    </style:style>
    <style:style style:name="P307" style:family="paragraph" style:parent-style-name="Text_20_body">
      <style:text-properties officeooo:rsid="0305f002" officeooo:paragraph-rsid="0305f002"/>
    </style:style>
    <style:style style:name="P308" style:family="paragraph" style:parent-style-name="Text_20_body">
      <style:text-properties officeooo:rsid="03075b53" officeooo:paragraph-rsid="03075b53"/>
    </style:style>
    <style:style style:name="P309" style:family="paragraph" style:parent-style-name="Text_20_body">
      <style:text-properties officeooo:rsid="0308c3d5" officeooo:paragraph-rsid="0308c3d5"/>
    </style:style>
    <style:style style:name="P310" style:family="paragraph" style:parent-style-name="Text_20_body">
      <style:text-properties officeooo:rsid="030a6bb8" officeooo:paragraph-rsid="030a6bb8"/>
    </style:style>
    <style:style style:name="P311" style:family="paragraph" style:parent-style-name="Text_20_body">
      <style:text-properties fo:color="#0000cc" officeooo:rsid="0308c3d5" officeooo:paragraph-rsid="0308c3d5"/>
    </style:style>
    <style:style style:name="P312" style:family="paragraph" style:parent-style-name="Preformatted_20_Text">
      <style:text-properties fo:language="bg" fo:country="BG"/>
    </style:style>
    <style:style style:name="P313" style:family="paragraph" style:parent-style-name="Preformatted_20_Text">
      <style:text-properties fo:language="bg" fo:country="BG" fo:background-color="#ffff99"/>
    </style:style>
    <style:style style:name="P314" style:family="paragraph" style:parent-style-name="Preformatted_20_Text">
      <style:text-properties fo:language="bg" fo:country="BG" officeooo:rsid="0096af32" officeooo:paragraph-rsid="0096af32"/>
    </style:style>
    <style:style style:name="P315" style:family="paragraph" style:parent-style-name="Preformatted_20_Text">
      <style:text-properties fo:language="bg" fo:country="BG" officeooo:rsid="009a344a" officeooo:paragraph-rsid="009a344a"/>
    </style:style>
    <style:style style:name="P316" style:family="paragraph" style:parent-style-name="Preformatted_20_Text">
      <style:text-properties fo:language="bg" fo:country="BG" officeooo:rsid="00907047" officeooo:paragraph-rsid="00907047"/>
    </style:style>
    <style:style style:name="P317" style:family="paragraph" style:parent-style-name="Preformatted_20_Text">
      <style:text-properties fo:language="bg" fo:country="BG" officeooo:rsid="009a686b" officeooo:paragraph-rsid="009a686b"/>
    </style:style>
    <style:style style:name="P318" style:family="paragraph" style:parent-style-name="Preformatted_20_Text">
      <style:text-properties fo:language="bg" fo:country="BG" officeooo:rsid="00a6a09c"/>
    </style:style>
    <style:style style:name="P319" style:family="paragraph" style:parent-style-name="Preformatted_20_Text">
      <style:text-properties fo:language="bg" fo:country="BG" officeooo:paragraph-rsid="011e24d8"/>
    </style:style>
    <style:style style:name="P320" style:family="paragraph" style:parent-style-name="Preformatted_20_Text">
      <style:text-properties fo:language="bg" fo:country="BG" officeooo:rsid="014b144f" officeooo:paragraph-rsid="014b144f"/>
    </style:style>
    <style:style style:name="P321" style:family="paragraph" style:parent-style-name="Preformatted_20_Text">
      <style:text-properties fo:font-size="11pt" fo:language="bg" fo:country="BG" style:font-size-asian="11pt" style:font-size-complex="11pt"/>
    </style:style>
    <style:style style:name="P322" style:family="paragraph" style:parent-style-name="Preformatted_20_Text">
      <style:text-properties officeooo:rsid="0199e485" officeooo:paragraph-rsid="0199e485"/>
    </style:style>
    <style:style style:name="P323" style:family="paragraph" style:parent-style-name="Preformatted_20_Text">
      <style:text-properties officeooo:rsid="01c5812a" officeooo:paragraph-rsid="01c5812a"/>
    </style:style>
    <style:style style:name="P324" style:family="paragraph" style:parent-style-name="Preformatted_20_Text">
      <style:text-properties officeooo:rsid="01ced41e" officeooo:paragraph-rsid="01cfde09"/>
    </style:style>
    <style:style style:name="P325" style:family="paragraph" style:parent-style-name="Preformatted_20_Text">
      <style:text-properties officeooo:rsid="01cfde09" officeooo:paragraph-rsid="01cfde09"/>
    </style:style>
    <style:style style:name="P326" style:family="paragraph" style:parent-style-name="Preformatted_20_Text">
      <style:text-properties fo:color="#cccccc"/>
    </style:style>
    <style:style style:name="P327" style:family="paragraph" style:parent-style-name="Preformatted_20_Text">
      <style:text-properties fo:color="#cccccc" officeooo:paragraph-rsid="02692a38"/>
    </style:style>
    <style:style style:name="P328" style:family="paragraph" style:parent-style-name="Preformatted_20_Text">
      <style:paragraph-properties>
        <style:tab-stops>
          <style:tab-stop style:position="1.588cm"/>
        </style:tab-stops>
      </style:paragraph-properties>
      <style:text-properties fo:color="#cccccc"/>
    </style:style>
    <style:style style:name="P329" style:family="paragraph" style:parent-style-name="Preformatted_20_Text">
      <style:paragraph-properties>
        <style:tab-stops>
          <style:tab-stop style:position="1.632cm"/>
        </style:tab-stops>
      </style:paragraph-properties>
      <style:text-properties fo:color="#cccccc"/>
    </style:style>
    <style:style style:name="P330" style:family="paragraph" style:parent-style-name="Preformatted_20_Text">
      <style:paragraph-properties>
        <style:tab-stops>
          <style:tab-stop style:position="1.61cm"/>
        </style:tab-stops>
      </style:paragraph-properties>
      <style:text-properties fo:color="#cccccc"/>
    </style:style>
    <style:style style:name="P331" style:family="paragraph" style:parent-style-name="Preformatted_20_Text">
      <style:text-properties officeooo:paragraph-rsid="02a609e9"/>
    </style:style>
    <style:style style:name="P332" style:family="paragraph" style:parent-style-name="Preformatted_20_Text">
      <style:paragraph-properties>
        <style:tab-stops>
          <style:tab-stop style:position="1.919cm"/>
        </style:tab-stops>
      </style:paragraph-properties>
      <style:text-properties officeooo:paragraph-rsid="02692a38"/>
    </style:style>
    <style:style style:name="P333" style:family="paragraph" style:parent-style-name="Preformatted_20_Text">
      <style:paragraph-properties>
        <style:tab-stops>
          <style:tab-stop style:position="1.61cm"/>
        </style:tab-stops>
      </style:paragraph-properties>
    </style:style>
    <style:style style:name="P334" style:family="paragraph" style:parent-style-name="Table_20_Contents">
      <style:text-properties fo:language="bg" fo:country="BG"/>
    </style:style>
    <style:style style:name="P33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text-properties style:font-name="Liberation Mono" fo:language="bg" fo:country="BG"/>
    </style:style>
    <style:style style:name="P337" style:family="paragraph" style:parent-style-name="Table_20_Contents">
      <style:text-properties style:font-name="Liberation Mono" fo:font-size="11pt" fo:language="bg" fo:country="BG" style:font-size-asian="11pt" style:font-size-complex="11pt"/>
    </style:style>
    <style:style style:name="P33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3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4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4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4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43" style:family="paragraph" style:parent-style-name="Table_20_Contents">
      <style:text-properties style:font-name="DejaVu Sans Mono" fo:language="bg" fo:country="BG" fo:font-weight="bold" style:font-weight-asian="bold" style:font-weight-complex="bold"/>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45" style:family="paragraph" style:parent-style-name="Table_20_Contents">
      <style:text-properties officeooo:rsid="0207ddd7" officeooo:paragraph-rsid="0207ddd7"/>
    </style:style>
    <style:style style:name="P34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4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48" style:family="paragraph" style:parent-style-name="Table_20_Contents">
      <style:text-properties officeooo:rsid="020c7a0a" officeooo:paragraph-rsid="020c7a0a"/>
    </style:style>
    <style:style style:name="P349" style:family="paragraph" style:parent-style-name="Table_20_Contents">
      <style:text-properties style:font-name="Liberation Mono1"/>
    </style:style>
    <style:style style:name="P350" style:family="paragraph" style:parent-style-name="Table_20_Contents">
      <style:text-properties style:font-name="Liberation Mono1" officeooo:rsid="0207ddd7" officeooo:paragraph-rsid="0207ddd7"/>
    </style:style>
    <style:style style:name="P351" style:family="paragraph" style:parent-style-name="Standard">
      <style:paragraph-properties fo:break-before="page"/>
      <style:text-properties fo:language="bg" fo:country="BG" style:language-asian="zxx" style:country-asian="none" style:language-complex="zxx" style:country-complex="none"/>
    </style:style>
    <style:style style:name="P352"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353"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35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55" style:family="paragraph" style:parent-style-name="Table_20_Heading">
      <style:text-properties fo:language="bg" fo:country="BG"/>
    </style:style>
    <style:style style:name="P35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58" style:family="paragraph" style:parent-style-name="Contents_20_1">
      <style:paragraph-properties>
        <style:tab-stops>
          <style:tab-stop style:position="17.59cm" style:type="right" style:leader-style="dotted" style:leader-text="."/>
        </style:tab-stops>
      </style:paragraph-properties>
    </style:style>
    <style:style style:name="P359" style:family="paragraph" style:parent-style-name="Contents_20_2">
      <style:paragraph-properties>
        <style:tab-stops>
          <style:tab-stop style:position="17.09cm" style:type="right" style:leader-style="dotted" style:leader-text="."/>
        </style:tab-stops>
      </style:paragraph-properties>
    </style:style>
    <style:style style:name="P360" style:family="paragraph" style:parent-style-name="Standard">
      <style:text-properties fo:language="bg" fo:country="BG" officeooo:rsid="00423743" officeooo:paragraph-rsid="030e3128" style:font-size-asian="10.5pt" style:font-weight-asian="normal"/>
    </style:style>
    <style:style style:name="P361" style:family="paragraph" style:parent-style-name="Standard">
      <style:text-properties fo:language="bg" fo:country="BG" officeooo:rsid="0054739f" officeooo:paragraph-rsid="030e3128" style:font-size-asian="10.5pt" style:font-weight-asian="normal"/>
    </style:style>
    <style:style style:name="P362" style:family="paragraph" style:parent-style-name="Standard">
      <style:text-properties fo:language="bg" fo:country="BG" officeooo:rsid="00001cdd" officeooo:paragraph-rsid="030e3128" style:font-size-asian="10.5pt" style:font-weight-asian="normal"/>
    </style:style>
    <style:style style:name="P363" style:family="paragraph" style:parent-style-name="Standard">
      <style:text-properties fo:language="bg" fo:country="BG" officeooo:rsid="00087bb0" officeooo:paragraph-rsid="030e3128" style:font-size-asian="10.5pt" style:font-weight-asian="normal"/>
    </style:style>
    <style:style style:name="P364" style:family="paragraph" style:parent-style-name="Standard">
      <style:text-properties fo:language="bg" fo:country="BG" officeooo:rsid="0016f0b0" officeooo:paragraph-rsid="030e3128" style:font-size-asian="10.5pt" style:font-weight-asian="normal"/>
    </style:style>
    <style:style style:name="P365" style:family="paragraph" style:parent-style-name="Standard">
      <style:text-properties fo:language="bg" fo:country="BG" officeooo:rsid="003f5c2c" officeooo:paragraph-rsid="030e3128" style:font-size-asian="10.5pt" style:font-weight-asian="normal"/>
    </style:style>
    <style:style style:name="P366" style:family="paragraph" style:parent-style-name="Standard">
      <style:text-properties fo:language="bg" fo:country="BG" officeooo:rsid="00529c86" officeooo:paragraph-rsid="030e3128" style:font-size-asian="10.5pt" style:font-weight-asian="normal"/>
    </style:style>
    <style:style style:name="P367" style:family="paragraph" style:parent-style-name="Standard">
      <style:text-properties fo:language="bg" fo:country="BG" officeooo:rsid="002f1fc7" officeooo:paragraph-rsid="030e3128" style:font-size-asian="10.5pt" style:font-weight-asian="normal"/>
    </style:style>
    <style:style style:name="P368" style:family="paragraph" style:parent-style-name="Standard">
      <style:text-properties fo:color="#0000cc" fo:language="bg" fo:country="BG" officeooo:rsid="004e122a" officeooo:paragraph-rsid="030e3128" style:font-size-asian="10.5pt" style:font-weight-asian="normal"/>
    </style:style>
    <style:style style:name="P369" style:family="paragraph" style:parent-style-name="Standard">
      <style:text-properties fo:color="#0000cc" fo:language="bg" fo:country="BG" officeooo:rsid="0056c91e" officeooo:paragraph-rsid="030e3128" style:font-size-asian="10.5pt" style:font-weight-asian="normal"/>
    </style:style>
    <style:style style:name="P370" style:family="paragraph" style:parent-style-name="Standard" style:list-style-name="L6">
      <style:text-properties fo:color="#0000cc" fo:language="bg" fo:country="BG" officeooo:rsid="004f778c" officeooo:paragraph-rsid="030e3128" style:font-size-asian="10.5pt" style:font-weight-asian="normal"/>
    </style:style>
    <style:style style:name="P371" style:family="paragraph" style:parent-style-name="Standard" style:list-style-name="L6">
      <style:text-properties fo:color="#0000cc" fo:language="bg" fo:country="BG" officeooo:rsid="0056549a" officeooo:paragraph-rsid="030e3128" style:font-size-asian="10.5pt" style:font-weight-asian="normal"/>
    </style:style>
    <style:style style:name="P372" style:family="paragraph" style:parent-style-name="Standard">
      <style:text-properties fo:color="#0000cc" fo:language="bg" fo:country="BG" officeooo:rsid="001ad1cd" officeooo:paragraph-rsid="030e3128" style:font-size-asian="10.5pt" style:font-weight-asian="normal"/>
    </style:style>
    <style:style style:name="P373" style:family="paragraph" style:parent-style-name="Standard">
      <style:text-properties fo:color="#0000cc" fo:language="bg" fo:country="BG" officeooo:rsid="002063ae" officeooo:paragraph-rsid="030e3128" style:font-size-asian="10.5pt" style:font-weight-asian="normal"/>
    </style:style>
    <style:style style:name="P374" style:family="paragraph" style:parent-style-name="Standard">
      <style:text-properties fo:color="#0000cc" fo:language="bg" fo:country="BG" officeooo:rsid="00220246" officeooo:paragraph-rsid="030e3128" style:font-size-asian="10.5pt" style:font-weight-asian="normal"/>
    </style:style>
    <style:style style:name="P375" style:family="paragraph" style:parent-style-name="Standard">
      <style:text-properties fo:color="#0000cc" fo:language="bg" fo:country="BG" officeooo:rsid="0023081c" officeooo:paragraph-rsid="030e3128" style:font-size-asian="10.5pt" style:font-weight-asian="normal"/>
    </style:style>
    <style:style style:name="P376" style:family="paragraph" style:parent-style-name="Standard">
      <style:text-properties fo:color="#0000cc" fo:language="bg" fo:country="BG" officeooo:rsid="00250222" officeooo:paragraph-rsid="030e3128" style:font-size-asian="10.5pt" style:font-weight-asian="normal"/>
    </style:style>
    <style:style style:name="P377" style:family="paragraph" style:parent-style-name="Standard">
      <style:text-properties fo:color="#0000cc" fo:language="bg" fo:country="BG" officeooo:rsid="002f46ae" officeooo:paragraph-rsid="030e3128" style:font-size-asian="10.5pt" style:font-weight-asian="normal"/>
    </style:style>
    <style:style style:name="P378" style:family="paragraph" style:parent-style-name="Standard">
      <style:text-properties fo:color="#0000cc" fo:language="bg" fo:country="BG" officeooo:rsid="00001cdd" officeooo:paragraph-rsid="030e3128" style:font-size-asian="10.5pt" style:font-weight-asian="normal"/>
    </style:style>
    <style:style style:name="P379" style:family="paragraph" style:parent-style-name="Standard">
      <style:text-properties fo:color="#0000cc" fo:language="bg" fo:country="BG" officeooo:rsid="003b2c9c" officeooo:paragraph-rsid="030e3128" style:font-size-asian="10.5pt" style:font-weight-asian="normal"/>
    </style:style>
    <style:style style:name="P380" style:family="paragraph" style:parent-style-name="Standard">
      <style:text-properties fo:color="#0000cc" fo:language="bg" fo:country="BG" officeooo:rsid="003c1e16" officeooo:paragraph-rsid="030e3128" style:font-size-asian="10.5pt" style:font-weight-asian="normal"/>
    </style:style>
    <style:style style:name="P381" style:family="paragraph" style:parent-style-name="Standard">
      <style:text-properties fo:color="#0000cc" fo:language="bg" fo:country="BG" officeooo:rsid="003cbb11" officeooo:paragraph-rsid="030e3128" style:font-size-asian="10.5pt" style:font-weight-asian="normal"/>
    </style:style>
    <style:style style:name="P382" style:family="paragraph" style:parent-style-name="Standard" style:list-style-name="L5">
      <style:text-properties fo:color="#0000cc" fo:language="bg" fo:country="BG" officeooo:rsid="003d05d7" officeooo:paragraph-rsid="030e3128" style:font-size-asian="10.5pt" style:font-weight-asian="normal"/>
    </style:style>
    <style:style style:name="P383" style:family="paragraph" style:parent-style-name="Standard">
      <style:text-properties fo:color="#0000cc" fo:language="bg" fo:country="BG" officeooo:rsid="003f5c2c" officeooo:paragraph-rsid="030e3128" style:font-size-asian="10.5pt" style:font-weight-asian="normal"/>
    </style:style>
    <style:style style:name="P384"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385"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386" style:family="paragraph" style:parent-style-name="Standard">
      <style:text-properties fo:color="#0000ff" style:font-name="Liberation Mono1" fo:language="bg" fo:country="BG" officeooo:rsid="0006d2c7" officeooo:paragraph-rsid="030e3128" style:font-size-asian="10.5pt" style:font-weight-asian="normal"/>
    </style:style>
    <style:style style:name="P387" style:family="paragraph" style:parent-style-name="Standard">
      <style:text-properties fo:color="#0000ff" fo:language="bg" fo:country="BG" officeooo:rsid="00087bb0" officeooo:paragraph-rsid="030e3128" style:font-size-asian="10.5pt" style:font-weight-asian="normal"/>
    </style:style>
    <style:style style:name="P388" style:family="paragraph" style:parent-style-name="Standard">
      <style:text-properties fo:color="#0000ff" fo:language="bg" fo:country="BG" officeooo:rsid="000c282f" officeooo:paragraph-rsid="030e3128" style:font-size-asian="10.5pt" style:font-weight-asian="normal"/>
    </style:style>
    <style:style style:name="P389" style:family="paragraph" style:parent-style-name="Standard">
      <style:text-properties fo:color="#0000ff" fo:language="bg" fo:country="BG" officeooo:rsid="0010dde4" officeooo:paragraph-rsid="030e3128" style:font-size-asian="10.5pt" style:font-weight-asian="normal"/>
    </style:style>
    <style:style style:name="P390" style:family="paragraph" style:parent-style-name="Standard">
      <style:text-properties fo:color="#0000ff" fo:language="bg" fo:country="BG" officeooo:rsid="001317f0" officeooo:paragraph-rsid="030e3128" style:font-size-asian="10.5pt" style:font-weight-asian="normal"/>
    </style:style>
    <style:style style:name="P391" style:family="paragraph" style:parent-style-name="Standard">
      <style:text-properties fo:color="#0000ff" fo:language="bg" fo:country="BG" officeooo:rsid="0016f0b0" officeooo:paragraph-rsid="030e3128" style:font-size-asian="10.5pt" style:font-weight-asian="normal"/>
    </style:style>
    <style:style style:name="P392" style:family="paragraph" style:parent-style-name="Standard">
      <style:text-properties fo:color="#0000ff" fo:language="bg" fo:country="BG" officeooo:rsid="001a5015" officeooo:paragraph-rsid="030e3128" style:font-size-asian="10.5pt" style:font-weight-asian="normal"/>
    </style:style>
    <style:style style:name="P393"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394" style:family="paragraph" style:parent-style-name="Standard">
      <style:text-properties officeooo:paragraph-rsid="030e3128"/>
    </style:style>
    <style:style style:name="P395" style:family="paragraph" style:parent-style-name="Standard">
      <style:text-properties style:font-name="Liberation Mono1" fo:language="bg" fo:country="BG" officeooo:rsid="00001cdd" officeooo:paragraph-rsid="030e3128" style:font-size-asian="10.5pt" style:font-weight-asian="normal"/>
    </style:style>
    <style:style style:name="P396" style:family="paragraph" style:parent-style-name="Standard">
      <style:text-properties style:font-name="Liberation Mono1" fo:language="bg" fo:country="BG" officeooo:rsid="0010dde4" officeooo:paragraph-rsid="030e3128" style:font-size-asian="10.5pt" style:font-weight-asian="normal"/>
    </style:style>
    <style:style style:name="P39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9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99" style:family="paragraph" style:parent-style-name="Text_20_body" style:list-style-name="L3">
      <style:text-properties fo:language="bg" fo:country="BG" fo:font-style="normal" officeooo:rsid="01a4de89" officeooo:paragraph-rsid="0204e79c" style:font-style-asian="normal" style:font-style-complex="normal"/>
    </style:style>
    <style:style style:name="P400" style:family="paragraph" style:parent-style-name="Text_20_body" style:list-style-name="L3">
      <style:text-properties fo:language="bg" fo:country="BG" fo:font-style="normal" officeooo:rsid="0204c501" officeooo:paragraph-rsid="0204e79c" style:font-style-asian="normal" style:font-style-complex="normal"/>
    </style:style>
    <style:style style:name="P401" style:family="paragraph" style:parent-style-name="Text_20_body">
      <style:text-properties officeooo:rsid="0308c3d5" officeooo:paragraph-rsid="0308c3d5"/>
    </style:style>
    <style:style style:name="P402" style:family="paragraph" style:parent-style-name="Text_20_body">
      <style:text-properties style:font-name="Liberation Mono1"/>
    </style:style>
    <style:style style:name="P403"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04" style:family="paragraph" style:parent-style-name="Heading_20_1">
      <style:text-properties fo:language="bg" fo:country="BG"/>
    </style:style>
    <style:style style:name="P405" style:family="paragraph" style:parent-style-name="Heading_20_1">
      <style:paragraph-properties fo:text-align="start" style:justify-single-word="false"/>
      <style:text-properties fo:language="bg" fo:country="BG" style:font-weight-asian="normal"/>
    </style:style>
    <style:style style:name="P406" style:family="paragraph" style:parent-style-name="Heading_20_1" style:list-style-name="">
      <style:text-properties fo:language="bg" fo:country="BG"/>
    </style:style>
    <style:style style:name="P407" style:family="paragraph" style:parent-style-name="Heading_20_1">
      <style:text-properties officeooo:rsid="02a71406" officeooo:paragraph-rsid="02a71406"/>
    </style:style>
    <style:style style:name="P408" style:family="paragraph" style:parent-style-name="Heading_20_1">
      <style:paragraph-properties fo:break-before="page"/>
    </style:style>
    <style:style style:name="P409" style:family="paragraph" style:parent-style-name="Heading_20_1">
      <style:paragraph-properties fo:break-before="page"/>
      <style:text-properties fo:language="bg" fo:country="BG"/>
    </style:style>
    <style:style style:name="P410" style:family="paragraph" style:parent-style-name="Heading_20_2">
      <style:text-properties fo:language="bg" fo:country="BG"/>
    </style:style>
    <style:style style:name="P411"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305fdc"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400a98" style:font-style-asian="italic" style:font-weight-asian="bold" style:font-style-complex="italic" style:font-weight-complex="bold"/>
    </style:style>
    <style:style style:name="T11" style:family="text">
      <style:text-properties fo:font-style="italic" fo:font-weight="bold" officeooo:rsid="014e4027" style:font-style-asian="italic" style:font-weight-asian="bold" style:font-style-complex="italic" style:font-weight-complex="bold"/>
    </style:style>
    <style:style style:name="T12" style:family="text">
      <style:text-properties style:text-position="super 58%" style:text-underline-style="none"/>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bad570" style:font-style-asian="normal" style:font-weight-asian="normal" style:font-style-complex="normal" style:font-weight-complex="normal"/>
    </style:style>
    <style:style style:name="T15" style:family="text">
      <style:text-properties fo:font-style="normal" fo:font-weight="normal" officeooo:rsid="00bb719f" style:font-style-asian="normal" style:font-weight-asian="normal" style:font-style-complex="normal" style:font-weight-complex="normal"/>
    </style:style>
    <style:style style:name="T16" style:family="text">
      <style:text-properties fo:font-style="normal" fo:font-weight="normal" officeooo:rsid="00bc4052" style:font-style-asian="normal" style:font-weight-asian="normal" style:font-style-complex="normal" style:font-weight-complex="normal"/>
    </style:style>
    <style:style style:name="T17" style:family="text">
      <style:text-properties fo:font-style="normal" fo:font-weight="normal" officeooo:rsid="00b9142b" style:font-style-asian="normal" style:font-weight-asian="normal" style:font-style-complex="normal" style:font-weight-complex="normal"/>
    </style:style>
    <style:style style:name="T18" style:family="text">
      <style:text-properties fo:font-style="normal" fo:font-weight="normal" officeooo:rsid="00d906f5" style:font-style-asian="normal" style:font-weight-asian="normal" style:font-style-complex="normal" style:font-weight-complex="normal"/>
    </style:style>
    <style:style style:name="T19" style:family="text">
      <style:text-properties fo:font-style="normal" fo:font-weight="normal" officeooo:rsid="00e24fb8" style:font-style-asian="normal" style:font-weight-asian="normal" style:font-style-complex="normal" style:font-weight-complex="normal"/>
    </style:style>
    <style:style style:name="T20" style:family="text">
      <style:text-properties fo:font-style="normal" fo:font-weight="normal" officeooo:rsid="00e50506" style:font-style-asian="normal" style:font-weight-asian="normal" style:font-style-complex="normal" style:font-weight-complex="normal"/>
    </style:style>
    <style:style style:name="T21" style:family="text">
      <style:text-properties fo:font-style="normal" fo:font-weight="normal" officeooo:rsid="00e7aa95" style:font-style-asian="normal" style:font-weight-asian="normal" style:font-style-complex="normal" style:font-weight-complex="normal"/>
    </style:style>
    <style:style style:name="T22" style:family="text">
      <style:text-properties fo:font-style="normal" fo:font-weight="normal" officeooo:rsid="00e879aa" style:font-style-asian="normal" style:font-weight-asian="normal" style:font-style-complex="normal" style:font-weight-complex="normal"/>
    </style:style>
    <style:style style:name="T23" style:family="text">
      <style:text-properties fo:font-style="normal" fo:font-weight="normal" officeooo:rsid="00f2442d" style:font-style-asian="normal" style:font-weight-asian="normal" style:font-style-complex="normal" style:font-weight-complex="normal"/>
    </style:style>
    <style:style style:name="T24" style:family="text">
      <style:text-properties fo:font-style="normal" fo:font-weight="normal" officeooo:rsid="00f5b6f6" style:font-style-asian="normal" style:font-weight-asian="normal" style:font-style-complex="normal" style:font-weight-complex="normal"/>
    </style:style>
    <style:style style:name="T25" style:family="text">
      <style:text-properties fo:font-style="normal" fo:font-weight="normal" officeooo:rsid="00f6240a" style:font-style-asian="normal" style:font-weight-asian="normal" style:font-style-complex="normal" style:font-weight-complex="normal"/>
    </style:style>
    <style:style style:name="T26" style:family="text">
      <style:text-properties fo:font-style="normal" fo:font-weight="normal" officeooo:rsid="00f6aeef" style:font-style-asian="normal" style:font-weight-asian="normal" style:font-style-complex="normal" style:font-weight-complex="normal"/>
    </style:style>
    <style:style style:name="T27" style:family="text">
      <style:text-properties fo:font-style="normal" fo:font-weight="normal" officeooo:rsid="00fc360d"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bc4052" style:font-style-asian="normal" style:font-style-complex="normal"/>
    </style:style>
    <style:style style:name="T30" style:family="text">
      <style:text-properties fo:font-style="normal" officeooo:rsid="00305fdc" style:font-style-asian="normal" style:font-style-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e24fb8" style:font-style-asian="normal" style:font-weight-asian="normal" style:font-style-complex="normal" style:font-weight-complex="normal"/>
    </style:style>
    <style:style style:name="T33" style:family="text">
      <style:text-properties fo:background-color="#ffff00" loext:char-shading-value="0"/>
    </style:style>
    <style:style style:name="T34" style:family="text">
      <style:text-properties officeooo:rsid="0011eb22" fo:background-color="#ffff00" loext:char-shading-value="0"/>
    </style:style>
    <style:style style:name="T35" style:family="text">
      <style:text-properties style:font-name="Liberation Mono"/>
    </style:style>
    <style:style style:name="T36" style:family="text">
      <style:text-properties fo:language="bg" fo:country="BG"/>
    </style:style>
    <style:style style:name="T37" style:family="text">
      <style:text-properties fo:language="bg" fo:country="BG" style:font-weight-asian="normal"/>
    </style:style>
    <style:style style:name="T38" style:family="text">
      <style:text-properties fo:language="bg" fo:country="BG" officeooo:rsid="0044b369"/>
    </style:style>
    <style:style style:name="T39" style:family="text">
      <style:text-properties fo:language="bg" fo:country="BG" officeooo:rsid="01116186"/>
    </style:style>
    <style:style style:name="T40" style:family="text">
      <style:text-properties fo:language="bg" fo:country="BG" officeooo:rsid="010fcb44"/>
    </style:style>
    <style:style style:name="T41" style:family="text">
      <style:text-properties fo:language="bg" fo:country="BG" officeooo:rsid="00001cdd" style:font-size-asian="10.5pt" style:font-weight-asian="normal"/>
    </style:style>
    <style:style style:name="T42" style:family="text">
      <style:text-properties style:font-name="DejaVu Sans Mono" fo:language="bg" fo:country="BG"/>
    </style:style>
    <style:style style:name="T43" style:family="text">
      <style:text-properties style:use-window-font-color="true"/>
    </style:style>
    <style:style style:name="T44"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5"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6" style:family="text">
      <style:text-properties style:use-window-font-color="true" officeooo:rsid="0025739b"/>
    </style:style>
    <style:style style:name="T47" style:family="text">
      <style:text-properties style:use-window-font-color="true" officeooo:rsid="00265b25"/>
    </style:style>
    <style:style style:name="T48"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9" style:family="text">
      <style:text-properties officeooo:rsid="000e6191"/>
    </style:style>
    <style:style style:name="T50" style:family="text">
      <style:text-properties officeooo:rsid="000f08cd"/>
    </style:style>
    <style:style style:name="T51" style:family="text">
      <style:text-properties officeooo:rsid="0015e13f"/>
    </style:style>
    <style:style style:name="T52" style:family="text">
      <style:text-properties officeooo:rsid="00179f64"/>
    </style:style>
    <style:style style:name="T53" style:family="text">
      <style:text-properties fo:background-color="#99ff33" loext:char-shading-value="0"/>
    </style:style>
    <style:style style:name="T54" style:family="text">
      <style:text-properties officeooo:rsid="001a5350"/>
    </style:style>
    <style:style style:name="T55" style:family="text">
      <style:text-properties officeooo:rsid="0020616e"/>
    </style:style>
    <style:style style:name="T56" style:family="text">
      <style:text-properties officeooo:rsid="0022ba4b"/>
    </style:style>
    <style:style style:name="T57" style:family="text">
      <style:text-properties fo:color="#009900"/>
    </style:style>
    <style:style style:name="T58" style:family="text">
      <style:text-properties fo:color="#009900" officeooo:rsid="0025739b"/>
    </style:style>
    <style:style style:name="T59" style:family="text">
      <style:text-properties fo:color="#009900" officeooo:rsid="00265b25"/>
    </style:style>
    <style:style style:name="T60" style:family="text">
      <style:text-properties fo:color="#009900" fo:font-style="normal" style:font-style-asian="normal" style:font-style-complex="normal"/>
    </style:style>
    <style:style style:name="T61" style:family="text">
      <style:text-properties officeooo:rsid="0025739b"/>
    </style:style>
    <style:style style:name="T62" style:family="text">
      <style:text-properties officeooo:rsid="00309beb"/>
    </style:style>
    <style:style style:name="T63" style:family="text">
      <style:text-properties officeooo:rsid="0034afc1"/>
    </style:style>
    <style:style style:name="T64" style:family="text">
      <style:text-properties officeooo:rsid="00400a98"/>
    </style:style>
    <style:style style:name="T65" style:family="text">
      <style:text-properties officeooo:rsid="00479080"/>
    </style:style>
    <style:style style:name="T66" style:family="text">
      <style:text-properties officeooo:rsid="0048f125"/>
    </style:style>
    <style:style style:name="T67" style:family="text">
      <style:text-properties officeooo:rsid="004d1f6a"/>
    </style:style>
    <style:style style:name="T68" style:family="text">
      <style:text-properties officeooo:rsid="005d6fc4"/>
    </style:style>
    <style:style style:name="T69" style:family="text">
      <style:text-properties officeooo:rsid="006255ad"/>
    </style:style>
    <style:style style:name="T70" style:family="text">
      <style:text-properties officeooo:rsid="006f6900"/>
    </style:style>
    <style:style style:name="T71" style:family="text">
      <style:text-properties officeooo:rsid="0070eda0"/>
    </style:style>
    <style:style style:name="T72" style:family="text">
      <style:text-properties officeooo:rsid="00741d61"/>
    </style:style>
    <style:style style:name="T73" style:family="text">
      <style:text-properties style:font-name="Liberation Mono1"/>
    </style:style>
    <style:style style:name="T74" style:family="text">
      <style:text-properties style:font-name="Liberation Mono1" officeooo:rsid="0273a80e"/>
    </style:style>
    <style:style style:name="T75" style:family="text">
      <style:text-properties style:font-name="Liberation Mono1" officeooo:rsid="027869f9"/>
    </style:style>
    <style:style style:name="T76" style:family="text">
      <style:text-properties officeooo:rsid="008fd3de"/>
    </style:style>
    <style:style style:name="T77" style:family="text">
      <style:text-properties style:font-name="Courier 10 Pitch"/>
    </style:style>
    <style:style style:name="T78" style:family="text">
      <style:text-properties officeooo:rsid="00af8cab"/>
    </style:style>
    <style:style style:name="T79" style:family="text">
      <style:text-properties officeooo:rsid="00b4637d"/>
    </style:style>
    <style:style style:name="T80" style:family="text">
      <style:text-properties officeooo:rsid="00c19fb5"/>
    </style:style>
    <style:style style:name="T81" style:family="text">
      <style:text-properties style:font-name="FreeMono" officeooo:rsid="00c19fb5"/>
    </style:style>
    <style:style style:name="T82" style:family="text">
      <style:text-properties style:font-name="FreeMono" officeooo:rsid="00f2442d"/>
    </style:style>
    <style:style style:name="T83" style:family="text">
      <style:text-properties officeooo:rsid="00c93508"/>
    </style:style>
    <style:style style:name="T84" style:family="text">
      <style:text-properties officeooo:rsid="00ce2ae3"/>
    </style:style>
    <style:style style:name="T85" style:family="text">
      <style:text-properties officeooo:rsid="00d495c2"/>
    </style:style>
    <style:style style:name="T86" style:family="text">
      <style:text-properties officeooo:rsid="00f2442d"/>
    </style:style>
    <style:style style:name="T87" style:family="text">
      <style:text-properties officeooo:rsid="011e24d8"/>
    </style:style>
    <style:style style:name="T88" style:family="text">
      <style:text-properties officeooo:rsid="0120ff03"/>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officeooo:rsid="013e7f07"/>
    </style:style>
    <style:style style:name="T91" style:family="text">
      <style:text-properties officeooo:rsid="0145f7dd"/>
    </style:style>
    <style:style style:name="T92" style:family="text">
      <style:text-properties officeooo:rsid="0147a768"/>
    </style:style>
    <style:style style:name="T93" style:family="text">
      <style:text-properties officeooo:rsid="015444c0"/>
    </style:style>
    <style:style style:name="T94" style:family="text">
      <style:text-properties officeooo:rsid="015f5654"/>
    </style:style>
    <style:style style:name="T95" style:family="text">
      <style:text-properties officeooo:rsid="016a05a7"/>
    </style:style>
    <style:style style:name="T96" style:family="text">
      <style:text-properties officeooo:rsid="01725f64"/>
    </style:style>
    <style:style style:name="T97" style:family="text">
      <style:text-properties officeooo:rsid="0182d4f9"/>
    </style:style>
    <style:style style:name="T98" style:family="text">
      <style:text-properties officeooo:rsid="0197768c"/>
    </style:style>
    <style:style style:name="T99" style:family="text">
      <style:text-properties officeooo:rsid="019a6dd9"/>
    </style:style>
    <style:style style:name="T100" style:family="text">
      <style:text-properties officeooo:rsid="019dccce"/>
    </style:style>
    <style:style style:name="T101" style:family="text">
      <style:text-properties officeooo:rsid="01ab3017"/>
    </style:style>
    <style:style style:name="T102" style:family="text">
      <style:text-properties officeooo:rsid="01b52db4"/>
    </style:style>
    <style:style style:name="T103" style:family="text">
      <style:text-properties officeooo:rsid="01b5dd12"/>
    </style:style>
    <style:style style:name="T104" style:family="text">
      <style:text-properties officeooo:rsid="01be0265"/>
    </style:style>
    <style:style style:name="T105" style:family="text">
      <style:text-properties officeooo:rsid="01c26309"/>
    </style:style>
    <style:style style:name="T106" style:family="text">
      <style:text-properties officeooo:rsid="01c65db3"/>
    </style:style>
    <style:style style:name="T107" style:family="text">
      <style:text-properties officeooo:rsid="01ca5886"/>
    </style:style>
    <style:style style:name="T108" style:family="text">
      <style:text-properties officeooo:rsid="01d878b0"/>
    </style:style>
    <style:style style:name="T109" style:family="text">
      <style:text-properties officeooo:rsid="01dbb24e"/>
    </style:style>
    <style:style style:name="T110" style:family="text">
      <style:text-properties officeooo:rsid="01de1ac6"/>
    </style:style>
    <style:style style:name="T111" style:family="text">
      <style:text-properties officeooo:rsid="01e87fa1"/>
    </style:style>
    <style:style style:name="T112" style:family="text">
      <style:text-properties officeooo:rsid="01ed8190"/>
    </style:style>
    <style:style style:name="T113" style:family="text">
      <style:text-properties officeooo:rsid="01fd6710"/>
    </style:style>
    <style:style style:name="T114" style:family="text">
      <style:text-properties officeooo:rsid="02005d5e"/>
    </style:style>
    <style:style style:name="T115" style:family="text">
      <style:text-properties officeooo:rsid="0201beb5"/>
    </style:style>
    <style:style style:name="T116" style:family="text">
      <style:text-properties officeooo:rsid="0203287a"/>
    </style:style>
    <style:style style:name="T117" style:family="text">
      <style:text-properties officeooo:rsid="0207ddd7"/>
    </style:style>
    <style:style style:name="T118" style:family="text">
      <style:text-properties officeooo:rsid="020c7a0a"/>
    </style:style>
    <style:style style:name="T119" style:family="text">
      <style:text-properties officeooo:rsid="020fb71f"/>
    </style:style>
    <style:style style:name="T120" style:family="text">
      <style:text-properties officeooo:rsid="0215e0a2"/>
    </style:style>
    <style:style style:name="T121" style:family="text">
      <style:text-properties officeooo:rsid="021e47eb"/>
    </style:style>
    <style:style style:name="T122" style:family="text">
      <style:text-properties officeooo:rsid="0220b997"/>
    </style:style>
    <style:style style:name="T123" style:family="text">
      <style:text-properties officeooo:rsid="0223b577"/>
    </style:style>
    <style:style style:name="T124" style:family="text">
      <style:text-properties officeooo:rsid="02270418"/>
    </style:style>
    <style:style style:name="T125" style:family="text">
      <style:text-properties officeooo:rsid="0232f0d0"/>
    </style:style>
    <style:style style:name="T126" style:family="text">
      <style:text-properties officeooo:rsid="02423fd1"/>
    </style:style>
    <style:style style:name="T127" style:family="text">
      <style:text-properties officeooo:rsid="0249ec54"/>
    </style:style>
    <style:style style:name="T128" style:family="text">
      <style:text-properties officeooo:rsid="024d823e"/>
    </style:style>
    <style:style style:name="T129" style:family="text">
      <style:text-properties officeooo:rsid="02500ee2"/>
    </style:style>
    <style:style style:name="T130" style:family="text">
      <style:text-properties officeooo:rsid="025af5fe"/>
    </style:style>
    <style:style style:name="T131" style:family="text">
      <style:text-properties officeooo:rsid="02605329"/>
    </style:style>
    <style:style style:name="T132" style:family="text">
      <style:text-properties officeooo:rsid="0260636f"/>
    </style:style>
    <style:style style:name="T133" style:family="text">
      <style:text-properties officeooo:rsid="0260ab6e"/>
    </style:style>
    <style:style style:name="T134" style:family="text">
      <style:text-properties officeooo:rsid="02627c78"/>
    </style:style>
    <style:style style:name="T135" style:family="text">
      <style:text-properties officeooo:rsid="02692a38"/>
    </style:style>
    <style:style style:name="T136" style:family="text">
      <style:text-properties style:font-name="Source Code Pro"/>
    </style:style>
    <style:style style:name="T137" style:family="text">
      <style:text-properties officeooo:rsid="0273a80e"/>
    </style:style>
    <style:style style:name="T138" style:family="text">
      <style:text-properties officeooo:rsid="027869f9"/>
    </style:style>
    <style:style style:name="T139" style:family="text">
      <style:text-properties officeooo:rsid="02826fcc"/>
    </style:style>
    <style:style style:name="T140" style:family="text">
      <style:text-properties officeooo:rsid="02857bb6"/>
    </style:style>
    <style:style style:name="T141" style:family="text">
      <style:text-properties officeooo:rsid="0285d377"/>
    </style:style>
    <style:style style:name="T142" style:family="text">
      <style:text-properties officeooo:rsid="028e32f4"/>
    </style:style>
    <style:style style:name="T143" style:family="text">
      <style:text-properties officeooo:rsid="02910cdd"/>
    </style:style>
    <style:style style:name="T144" style:family="text">
      <style:text-properties officeooo:rsid="0293fc27"/>
    </style:style>
    <style:style style:name="T145" style:family="text">
      <style:text-properties officeooo:rsid="02974f65"/>
    </style:style>
    <style:style style:name="T146" style:family="text">
      <style:text-properties officeooo:rsid="0298ce76"/>
    </style:style>
    <style:style style:name="T147" style:family="text">
      <style:text-properties officeooo:rsid="02a4138f"/>
    </style:style>
    <style:style style:name="T148" style:family="text">
      <style:text-properties officeooo:rsid="02a8e4cd"/>
    </style:style>
    <style:style style:name="T149" style:family="text">
      <style:text-properties officeooo:rsid="02aa2a11"/>
    </style:style>
    <style:style style:name="T150" style:family="text">
      <style:text-properties officeooo:rsid="02adbcbc"/>
    </style:style>
    <style:style style:name="T151" style:family="text">
      <style:text-properties officeooo:rsid="02b7f5ed"/>
    </style:style>
    <style:style style:name="T152" style:family="text">
      <style:text-properties officeooo:rsid="02badbe7"/>
    </style:style>
    <style:style style:name="T153" style:family="text">
      <style:text-properties officeooo:rsid="02bb90d9"/>
    </style:style>
    <style:style style:name="T154" style:family="text">
      <style:text-properties officeooo:rsid="02bc24fc"/>
    </style:style>
    <style:style style:name="T155" style:family="text">
      <style:text-properties officeooo:rsid="02bdefe5"/>
    </style:style>
    <style:style style:name="T156" style:family="text">
      <style:text-properties officeooo:rsid="02c09276"/>
    </style:style>
    <style:style style:name="T157" style:family="text">
      <style:text-properties style:font-name="DejaVu Sans Mono2"/>
    </style:style>
    <style:style style:name="T158" style:family="text">
      <style:text-properties officeooo:rsid="02c89d57"/>
    </style:style>
    <style:style style:name="T159" style:family="text">
      <style:text-properties officeooo:rsid="02cae83c"/>
    </style:style>
    <style:style style:name="T160" style:family="text">
      <style:text-properties officeooo:rsid="02cbc35d"/>
    </style:style>
    <style:style style:name="T161" style:family="text">
      <style:text-properties officeooo:rsid="02ea9757"/>
    </style:style>
    <style:style style:name="T162" style:family="text">
      <style:text-properties officeooo:rsid="02f40159"/>
    </style:style>
    <style:style style:name="T163" style:family="text">
      <style:text-properties officeooo:rsid="02f4af53"/>
    </style:style>
    <style:style style:name="T164" style:family="text">
      <style:text-properties officeooo:rsid="02f5db76"/>
    </style:style>
    <style:style style:name="T165" style:family="text">
      <style:text-properties officeooo:rsid="02fcd1f0"/>
    </style:style>
    <style:style style:name="T166" style:family="text">
      <style:text-properties officeooo:rsid="0308ad77"/>
    </style:style>
    <style:style style:name="T167" style:family="text">
      <style:text-properties officeooo:rsid="004f50aa"/>
    </style:style>
    <style:style style:name="T168" style:family="text">
      <style:text-properties officeooo:rsid="0008cdb1"/>
    </style:style>
    <style:style style:name="T169" style:family="text">
      <style:text-properties officeooo:rsid="000ab254"/>
    </style:style>
    <style:style style:name="T170" style:family="text">
      <style:text-properties officeooo:rsid="00154c4e"/>
    </style:style>
    <style:style style:name="T171" style:family="text">
      <style:text-properties fo:color="#990099"/>
    </style:style>
    <style:style style:name="T172" style:family="text">
      <style:text-properties officeooo:rsid="00305fdc"/>
    </style:style>
    <style:style style:name="T173" style:family="text">
      <style:text-properties officeooo:rsid="0034c832"/>
    </style:style>
    <style:style style:name="T174" style:family="text">
      <style:text-properties officeooo:rsid="003b8434"/>
    </style:style>
    <style:style style:name="T175" style:family="text">
      <style:text-properties officeooo:rsid="003d05d7"/>
    </style:style>
    <style:style style:name="T176" style:family="text">
      <style:text-properties officeooo:rsid="0043f95c"/>
    </style:style>
    <style:style style:name="T177" style:family="text">
      <style:text-properties fo:color="#0000cc"/>
    </style:style>
    <style:style style:name="T178" style:family="text">
      <style:text-properties fo:color="#0000cc" officeooo:rsid="00305fdc"/>
    </style:style>
    <style:style style:name="T179" style:family="text">
      <style:text-properties fo:color="#0000cc" fo:font-style="italic" style:font-style-asian="italic" style:font-style-complex="italic"/>
    </style:style>
    <style:style style:name="T180" style:family="text">
      <style:text-properties fo:color="#0000cc" fo:font-style="italic" officeooo:rsid="00305fdc" style:font-style-asian="italic" style:font-style-complex="italic"/>
    </style:style>
    <style:style style:name="T181" style:family="text">
      <style:text-properties fo:color="#0000cc" fo:font-style="normal" officeooo:rsid="00305fdc" style:font-style-asian="normal" style:font-style-complex="normal"/>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Уроци по Линукс</text:p>
      <text:p text:style-name="P5"/>
      <text:p text:style-name="P4">Последна актуализация:</text:p>
      <text:p text:style-name="P4"><text:date style:data-style-name="N36" text:date-value="2016-11-27T15:11:43.886220557" text:fixed="true">27.11.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58"><text:a xlink:type="simple" xlink:href="#__RefHeading___Toc406_139682638" text:style-name="Index_20_Link" text:visited-style-name="Index_20_Link">Програмиране на Python<text:tab/>2</text:a></text:p>
          <text:p text:style-name="P358"><text:a xlink:type="simple" xlink:href="#__RefHeading___Toc408_139682638" text:style-name="Index_20_Link" text:visited-style-name="Index_20_Link">Езикови настройки на Линукс<text:tab/>4</text:a></text:p>
          <text:p text:style-name="P359"><text:a xlink:type="simple" xlink:href="#__RefHeading___Toc410_139682638" text:style-name="Index_20_Link" text:visited-style-name="Index_20_Link">Къде да намеря спомагателните скриптове на редактора Kate?<text:tab/>5</text:a></text:p>
          <text:p text:style-name="P358"><text:a xlink:type="simple" xlink:href="#__RefHeading___Toc412_139682638" text:style-name="Index_20_Link" text:visited-style-name="Index_20_Link">Отдалечени връзки. Работа със графичната среда GNOME3<text:tab/>5</text:a></text:p>
          <text:p text:style-name="P35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59"><text:a xlink:type="simple" xlink:href="#__RefHeading___Toc416_139682638" text:style-name="Index_20_Link" text:visited-style-name="Index_20_Link">Връщане на състоянието на инсталирани пакети в Линукс<text:tab/>6</text:a></text:p>
          <text:p text:style-name="P359"><text:a xlink:type="simple" xlink:href="#__RefHeading___Toc418_139682638" text:style-name="Index_20_Link" text:visited-style-name="Index_20_Link">Работата с графична среда GNOME3<text:tab/>6</text:a></text:p>
          <text:p text:style-name="P359"><text:a xlink:type="simple" xlink:href="#__RefHeading___Toc420_139682638" text:style-name="Index_20_Link" text:visited-style-name="Index_20_Link">Автоматично начално стартиране на VNC сървър<text:tab/>7</text:a></text:p>
          <text:p text:style-name="P359"><text:a xlink:type="simple" xlink:href="#__RefHeading___Toc635_1331395658" text:style-name="Index_20_Link" text:visited-style-name="Index_20_Link">Настройване на шрифта на козолата при GNOME3<text:tab/>8</text:a></text:p>
          <text:p text:style-name="P35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59"><text:a xlink:type="simple" xlink:href="#__RefHeading___Toc639_1331395658" text:style-name="Index_20_Link" text:visited-style-name="Index_20_Link">Пренасяне на помощни скриптове на редактор Kate<text:tab/>8</text:a></text:p>
          <text:p text:style-name="P359"><text:a xlink:type="simple" xlink:href="#__RefHeading___Toc641_1331395658" text:style-name="Index_20_Link" text:visited-style-name="Index_20_Link">Потвърждавае на идентичноста на хост при SSH връзка<text:tab/>9</text:a></text:p>
          <text:p text:style-name="P358"><text:a xlink:type="simple" xlink:href="#__RefHeading___Toc643_1331395658" text:style-name="Index_20_Link" text:visited-style-name="Index_20_Link">Компилиране на програми под Линукс<text:tab/>10</text:a></text:p>
          <text:p text:style-name="P358"><text:a xlink:type="simple" xlink:href="#__RefHeading___Toc773_723091682" text:style-name="Index_20_Link" text:visited-style-name="Index_20_Link">Условни оператори на BASH скриптопве<text:tab/>11</text:a></text:p>
          <text:p text:style-name="P359"><text:a xlink:type="simple" xlink:href="#__RefHeading___Toc1447_723091682" text:style-name="Index_20_Link" text:visited-style-name="Index_20_Link">Сравнение на стрингове<text:tab/>13</text:a></text:p>
          <text:p text:style-name="P359"><text:a xlink:type="simple" xlink:href="#__RefHeading___Toc1449_723091682" text:style-name="Index_20_Link" text:visited-style-name="Index_20_Link">Сравнение на файлове и директории<text:tab/>13</text:a></text:p>
          <text:p text:style-name="P359"><text:a xlink:type="simple" xlink:href="#__RefHeading___Toc1451_723091682" text:style-name="Index_20_Link" text:visited-style-name="Index_20_Link">Логически оператори AND и OR<text:tab/>14</text:a></text:p>
          <text:p text:style-name="P358"><text:a xlink:type="simple" xlink:href="#__RefHeading___Toc1429_1985201145" text:style-name="Index_20_Link" text:visited-style-name="Index_20_Link">Инсталация и конфигурация на web server<text:tab/>14</text:a></text:p>
          <text:p text:style-name="P358"><text:a xlink:type="simple" xlink:href="#__RefHeading___Toc1640_332069762" text:style-name="Index_20_Link" text:visited-style-name="Index_20_Link">Конфигурация на уеб сървър<text:tab/>15</text:a></text:p>
          <text:p text:style-name="P358"><text:a xlink:type="simple" xlink:href="#__RefHeading___Toc2217_332069762" text:style-name="Index_20_Link" text:visited-style-name="Index_20_Link">Network File System<text:tab/>17</text:a></text:p>
          <text:p text:style-name="P359"><text:a xlink:type="simple" xlink:href="#__RefHeading___Toc2219_332069762" text:style-name="Index_20_Link" text:visited-style-name="Index_20_Link">Методи за сигурност<text:tab/>18</text:a></text:p>
          <text:p text:style-name="P359"><text:a xlink:type="simple" xlink:href="#__RefHeading___Toc2221_332069762" text:style-name="Index_20_Link" text:visited-style-name="Index_20_Link">Стартиране на NFS<text:tab/>19</text:a></text:p>
          <text:p text:style-name="P359"><text:a xlink:type="simple" xlink:href="#__RefHeading___Toc2223_332069762" text:style-name="Index_20_Link" text:visited-style-name="Index_20_Link">Kонфигурация на NFS клиент<text:tab/>20</text:a></text:p>
          <text:p text:style-name="P359"><text:a xlink:type="simple" xlink:href="#__RefHeading___Toc1790_1183840518" text:style-name="Index_20_Link" text:visited-style-name="Index_20_Link">Прикачване на споделена директория<text:tab/>21</text:a></text:p>
          <text:p text:style-name="P359"><text:a xlink:type="simple" xlink:href="#__RefHeading___Toc1788_391246666" text:style-name="Index_20_Link" text:visited-style-name="Index_20_Link">Настройка на защитна стена<text:tab/>21</text:a></text:p>
          <text:p text:style-name="P359"><text:a xlink:type="simple" xlink:href="#__RefHeading__1937_582827123" text:style-name="Index_20_Link" text:visited-style-name="Index_20_Link">Изграждане на защита на NFS споделени директории чрез Kerberos<text:tab/>22</text:a></text:p>
          <text:p text:style-name="P358"><text:a xlink:type="simple" xlink:href="#__RefHeading__2589_1584048267" text:style-name="Index_20_Link" text:visited-style-name="Index_20_Link">Споделяне на файлове по мрежата чрез SAMBA<text:tab/>23</text:a></text:p>
          <text:p text:style-name="P359"><text:a xlink:type="simple" xlink:href="#__RefHeading__2591_1584048267" text:style-name="Index_20_Link" text:visited-style-name="Index_20_Link">Конфигурация на Samba сървър<text:tab/>24</text:a></text:p>
          <text:p text:style-name="P359"><text:a xlink:type="simple" xlink:href="#__RefHeading__2048_1224880661" text:style-name="Index_20_Link" text:visited-style-name="Index_20_Link">Задаване на споделена директория<text:tab/>25</text:a></text:p>
          <text:p text:style-name="P358"><text:a xlink:type="simple" xlink:href="#__RefHeading___Toc4804_1031946191" text:style-name="Index_20_Link" text:visited-style-name="Index_20_Link">Настройка на Samba<text:tab/>25</text:a></text:p>
          <text:p text:style-name="P358"><text:a xlink:type="simple" xlink:href="#__RefHeading___Toc4806_1031946191" text:style-name="Index_20_Link" text:visited-style-name="Index_20_Link">Работа с RPM пакети<text:tab/>28</text:a></text:p>
          <text:p text:style-name="P358"><text:a xlink:type="simple" xlink:href="#__RefHeading___Toc2394_277303652" text:style-name="Index_20_Link" text:visited-style-name="Index_20_Link">Програми за чертане<text:tab/>29</text:a></text:p>
          <text:p text:style-name="P358"><text:a xlink:type="simple" xlink:href="#__RefHeading___Toc4808_1031946191" text:style-name="Index_20_Link" text:visited-style-name="Index_20_Link">Компилиране на софтуер за Линукс<text:tab/>29</text:a></text:p>
          <text:p text:style-name="P359"><text:a xlink:type="simple" xlink:href="#__RefHeading___Toc4810_1031946191" text:style-name="Index_20_Link" text:visited-style-name="Index_20_Link">Компилиране на x11vnc<text:tab/>29</text:a></text:p>
          <text:p text:style-name="P358"><text:a xlink:type="simple" xlink:href="#__RefHeading___Toc2503_868836332" text:style-name="Index_20_Link" text:visited-style-name="Index_20_Link">Четене на данни от стандартен вход<text:tab/>30</text:a></text:p>
          <text:p text:style-name="P359"><text:a xlink:type="simple" xlink:href="#__RefHeading___Toc2505_868836332" text:style-name="Index_20_Link" text:visited-style-name="Index_20_Link">Програма на bash<text:tab/>30</text:a></text:p>
          <text:p text:style-name="P359"><text:a xlink:type="simple" xlink:href="#__RefHeading___Toc2507_868836332" text:style-name="Index_20_Link" text:visited-style-name="Index_20_Link">Програма на Python<text:tab/>32</text:a></text:p>
          <text:p text:style-name="P358"><text:a xlink:type="simple" xlink:href="#__RefHeading___Toc2914_1735908107" text:style-name="Index_20_Link" text:visited-style-name="Index_20_Link">Задачи за изпит на Red Hat за системен администратор<text:tab/>33</text:a></text:p>
          <text:p text:style-name="P358"><text:a xlink:type="simple" xlink:href="#__RefHeading___Toc3305_1042592874" text:style-name="Index_20_Link" text:visited-style-name="Index_20_Link">Работа с дискови дялове през LVM2<text:tab/>37</text:a></text:p>
          <text:p text:style-name="P358"><text:a xlink:type="simple" xlink:href="#__RefHeading___Toc4109_738773010" text:style-name="Index_20_Link" text:visited-style-name="Index_20_Link">Настройка на сигурността със SELinux<text:tab/>40</text:a></text:p>
          <text:p text:style-name="P358"><text:a xlink:type="simple" xlink:href="#__RefHeading___Toc5369_1032033652" text:style-name="Index_20_Link" text:visited-style-name="Index_20_Link">NFS SELinux<text:tab/>45</text:a></text:p>
          <text:p text:style-name="P359"><text:a xlink:type="simple" xlink:href="#__RefHeading___Toc5371_1032033652" text:style-name="Index_20_Link" text:visited-style-name="Index_20_Link">Прикачванe през Automounter<text:tab/>46</text:a></text:p>
        </text:index-body>
      </text:table-of-content>
      <text:p text:style-name="P6"/>
      <text:p text:style-name="P351"/>
      <text:h text:style-name="P403"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312">(out, err) = proc.communicate( )</text:p>
      <text:p text:style-name="P84">се прочитат ЕДНОКРАТНО тези информации.</text:p>
      <text:p text:style-name="P84"/>
      <text:p text:style-name="P312">p1 = subprocess.Popen(["dmesg"], stdout <text:s/>= PIPE)</text:p>
      <text:p text:style-name="P312">p2 = subprocess.Popen(["grep"], stdin = p1.stdout, stdout = PIPE)</text:p>
      <text:p text:style-name="P313">p1.stdout.close( )</text:p>
      <text:p text:style-name="P312">output = p2.communicate( )</text:p>
      <text:p text:style-name="P84"/>
      <text:p text:style-name="P84">За прихващане на връщания код, се пишат командите:</text:p>
      <text:p text:style-name="P312">proc = Popen("<text:span text:style-name="T5">command</text:span>")</text:p>
      <text:p text:style-name="P312">proc.wait( )</text:p>
      <text:p text:style-name="P312">result = proc.returncode</text:p>
      <text:p text:style-name="P84"/>
      <text:p text:style-name="P84">За по-лесно четене на резултата ред по ред:</text:p>
      <text:p text:style-name="P312">proc = Popen("<text:span text:style-name="T5">command</text:span>", stdout = PIPE)</text:p>
      <text:p text:style-name="P312">for line in proc.stdout:</text:p>
      <text:p text:style-name="P312"><text:tab/>print line</text:p>
      <text:p text:style-name="P84"/>
      <text:p text:style-name="P84"/>
      <text:h text:style-name="P409"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12">16</text:span> стойности (UTF-8, UTF-16), cp1251, cp1252</text:p>
      <text:p text:style-name="P84">User settings:</text:p>
      <text:p text:style-name="P312">/var/lib/AccountsService/users/pgeorgie</text:p>
      <text:p text:style-name="P84">Списък от локални езикови наствойки: locale -a</text:p>
      <text:p text:style-name="P84">Глобалните езикови настройки са в: </text:p>
      <text:p text:style-name="P312">/etc/locale.conf</text:p>
      <text:p text:style-name="P84">Езиков скрип при началното зареждане на системата:</text:p>
      <text:p text:style-name="P312">/etc/profile.d/lang.sh</text:p>
      <text:p text:style-name="P84">Сорсване на променливи, внасянето им като променливи на средата:</text:p>
      <text:p text:style-name="P312">source &lt;path to file&gt;</text:p>
      <text:p text:style-name="P312">. <text:s/>&lt;path to file&gt;</text:p>
      <text:p text:style-name="P84">Дефиниран списък от пакети:</text:p>
      <text:p text:style-name="P312">/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312">localectl set-locale LOCALE</text:p>
      <text:p text:style-name="P312">localectl set-keymap MAP</text:p>
      <text:p text:style-name="P312">localectl set-x11-keymap LAYOUT</text:p>
      <text:p text:style-name="P84"/>
      <text:p text:style-name="P84">Нулиране на конфигурацията на терминала:</text:p>
      <text:p text:style-name="P312">reset</text:p>
      <text:p text:style-name="P84">Дефиниране на езикови настройки за промяна на подредбата на клавишите.</text:p>
      <text:p text:style-name="P312">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410"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404"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410"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55">VNC remote connection</text:p>
            </table:table-cell>
            <table:table-cell table:style-name="Table1.B1" office:value-type="string">
              <text:p text:style-name="P355">SSH remote connection</text:p>
            </table:table-cell>
          </table:table-row>
        </table:table-header-rows>
        <table:table-row>
          <table:table-cell table:style-name="Table1.A2" office:value-type="string">
            <text:p text:style-name="P334">GUI</text:p>
            <text:p text:style-name="P334"/>
          </table:table-cell>
          <table:table-cell table:style-name="Table1.B2" office:value-type="string">
            <text:p text:style-name="P334">Command-line console</text:p>
            <text:p text:style-name="P312">echo $DISPLAY</text:p>
            <text:p text:style-name="P312">export DISPLAY=:0</text:p>
            <text:p text:style-name="P312">xhost +localhost</text:p>
            <text:p text:style-name="P312">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6">Reference; </text:span><text:a xlink:type="simple" xlink:href="https://askubuntu.com/questions/203173/run-application-on-local-machine-and-show-gui-on-remote-display" text:style-name="Internet_20_link" text:visited-style-name="Visited_20_Internet_20_Link"><text:span text:style-name="T36">Link1</text:span></text:a><text:span text:style-name="T36"> <text:s text:c="2"/></text:span><text:a xlink:type="simple" xlink:href="http://codingdomain.com/linux/remote/x11/" text:style-name="Internet_20_link" text:visited-style-name="Visited_20_Internet_20_Link"><text:span text:style-name="T36">Link2</text:span></text:a><text:span text:style-name="T36"> <text:s text:c="2"/></text:span><text:a xlink:type="simple" xlink:href="https://xpra.org/" text:style-name="Internet_20_link" text:visited-style-name="Visited_20_Internet_20_Link"><text:span text:style-name="T36">Link3</text:span></text:a></text:p>
      <text:p text:style-name="P84"/>
      <text:p text:style-name="P84">DISPLAY=&lt;display identifier&gt; someapp</text:p>
      <text:p text:style-name="P84"/>
      <text:h text:style-name="P410"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52">а) Трябва да се направи образов архив на дисковия дял (image backup), а после да се възтанови.</text:p>
      <text:p text:style-name="P352">или</text:p>
      <text:p text:style-name="P352">б) Да се направи образов архив на ниво Logical Volume Manager</text:p>
      <text:p text:style-name="P353">2. Ако хостът е виртуална машина</text:p>
      <text:p text:style-name="P352">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312">yum history list all</text:p>
      <text:p text:style-name="P312">yum history info &lt;ID&gt;</text:p>
      <text:p text:style-name="P312"/>
      <text:p text:style-name="P312">yum history undo &lt;ID&gt;</text:p>
      <text:p text:style-name="P312">yum history rollback &lt;ID&gt;</text:p>
      <text:p text:style-name="P312">yum history redo &lt;ID&gt;</text:p>
      <text:p text:style-name="P312">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6">Working with Transaction History</text:span></text:a></text:p>
      <text:p text:style-name="P9"><text:a xlink:type="simple" xlink:href="https://access.redhat.com/discussions/2091661" text:style-name="Internet_20_link" text:visited-style-name="Visited_20_Internet_20_Link"><text:span text:style-name="T36">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6">Use yum Command To Downgrade or Rollback Updates</text:span></text:a></text:p>
      <text:p text:style-name="P85"/>
      <text:h text:style-name="P410"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410"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6">VNC Server</text:span></text:a></text:p>
      <text:p text:style-name="P8"><text:a xlink:type="simple" xlink:href="https://www.howtoforge.com/vnc-server-installation-on-centos-7" text:style-name="Internet_20_link" text:visited-style-name="Visited_20_Internet_20_Link"><text:span text:style-name="T36">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6">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312">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312">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312">vncviewer -passwd /path/to/server-passwd-file</text:p>
      <text:p text:style-name="P84"/>
      <text:h text:style-name="P410"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41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312">vim /etc/ssh/sshd_config</text:p>
      <text:p text:style-name="P312">X11Forwarding yes</text:p>
      <text:p text:style-name="P84"/>
      <text:p text:style-name="P84">На локалния компютър, задай командата:</text:p>
      <text:p text:style-name="P312">ssh -X user@host</text:p>
      <text:p text:style-name="P312">gedit &amp;</text:p>
      <text:p text:style-name="P84"/>
      <text:h text:style-name="P410"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312">~/.kde/share/apps/ktexteditor_snippets/data/</text:p>
      <text:p text:style-name="P312">~/.kde/.kde/share/apps/ktexteditor_snippets/data/</text:p>
      <text:p text:style-name="P84"/>
      <text:h text:style-name="P410"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312">The authenticity of host 'ibm-p8-kvm-06-guest-09.rhts.eng.bos.redhat.com (10.16.68.160)' can't be established.</text:p>
      <text:p text:style-name="P312">ECDSA key fingerprint is f9:cc:14:54:17:e8:55:9b:50:c0:aa:ba:58:27:eb:02.</text:p>
      <text:p text:style-name="P312">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312">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312">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312">alias ssh_auto='ssh -o StrictHostKeyChecking=no'</text:p>
      <text:p text:style-name="P84"/>
      <text:p text:style-name="P84">Изнасяне на новите настройки към работната среда:</text:p>
      <text:p text:style-name="P312">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9">отдалечения</text:span> компютър се пренася във файла с познати хостове на <text:span text:style-name="T13">локалния</text:span><text:span text:style-name="T9"> </text:span>компютър.</text:p>
      <text:p text:style-name="P312">ssh-keyscan 192.168.146.129 &gt;&gt; ~/.ssh/known_hosts</text:p>
      <text:p text:style-name="P84"/>
      <text:p text:style-name="P84"/>
      <text:p text:style-name="P84">11 - <text:span text:style-name="T33">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404"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312">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312">make test</text:p>
      <text:p text:style-name="P312"/>
      <text:p text:style-name="P11">Щом компилацията е преминала успешно, тогава резултатът е <text:span text:style-name="T35">PASSED</text:span>.</text:p>
      <text:p text:style-name="P11">12. Следва поставяне на компилираните файлове по директориите, където ще стоят:</text:p>
      <text:p text:style-name="P312">make install</text:p>
      <text:p text:style-name="P11"/>
      <text:p text:style-name="P11">Install е предварително описана процедура в <text:s/><text:span text:style-name="T35">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312">ldd &lt;име на бинарен файл&gt;</text:p>
      <text:p text:style-name="P11">Пример:</text:p>
      <text:p text:style-name="P312">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5">Makeflie</text:span>.</text:p>
      <text:p text:style-name="P11"/>
      <text:p text:style-name="P11">При някои пакети със сорскодове има <text:span text:style-name="T35">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404"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6">http://wiki.bash-hackers.org</text:span></text:a></text:p>
      <text:p text:style-name="Text_20_body"><text:soft-page-break/><text:a xlink:type="simple" xlink:href="http://mywiki.wooledge.org/" text:style-name="Internet_20_link" text:visited-style-name="Visited_20_Internet_20_Link"><text:span text:style-name="T36">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43">$?</text:p>
          </table:table-cell>
          <table:table-cell table:style-name="Table2.B2" office:value-type="string">
            <text:p text:style-name="P334">Изходният код от последно извиканата команда</text:p>
            <text:p text:style-name="P334">0 - успех</text:p>
            <text:p text:style-name="P334">&gt;0 - грешка</text:p>
          </table:table-cell>
        </table:table-row>
        <table:table-row>
          <table:table-cell table:style-name="Table2.A2" office:value-type="string">
            <text:p text:style-name="P343"/>
          </table:table-cell>
          <table:table-cell table:style-name="Table2.B2" office:value-type="string">
            <text:p text:style-name="P334"/>
          </table:table-cell>
        </table:table-row>
      </table:table>
      <text:p text:style-name="P11"/>
      <text:p text:style-name="P11"/>
      <text:p text:style-name="P11">Обхождане на всички задани командни аргументи на скрипта:</text:p>
      <text:p text:style-name="P312">for ARG in “$*”; do</text:p>
      <text:p text:style-name="P312"><text:s text:c="3"/>echo $ARG</text:p>
      <text:p text:style-name="P312">done</text:p>
      <text:p text:style-name="P11">Резултат:</text:p>
      <text:p text:style-name="P11">1 2 3</text:p>
      <text:p text:style-name="P11"/>
      <text:p text:style-name="P312">for ARG in “$@”; do</text:p>
      <text:p text:style-name="P312"><text:s text:c="3"/>echo $ARG</text:p>
      <text:p text:style-name="P312">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34"/>
          </table:table-cell>
          <table:table-cell table:style-name="Table3.A1" office:value-type="string">
            <text:p text:style-name="P334"/>
          </table:table-cell>
          <table:table-cell table:style-name="Table3.C1" office:value-type="string">
            <text:p text:style-name="P336"/>
          </table:table-cell>
        </table:table-row>
        <table:table-row>
          <table:table-cell table:style-name="Table3.A2" office:value-type="string">
            <text:p text:style-name="P334">-eq</text:p>
          </table:table-cell>
          <table:table-cell table:style-name="Table3.A2" office:value-type="string">
            <text:p text:style-name="P334">Is equal to</text:p>
          </table:table-cell>
          <table:table-cell table:style-name="Table3.C2" office:value-type="string">
            <text:p text:style-name="P336">[ “$a” -eq “$b” ]</text:p>
            <text:p text:style-name="P336">[[ “$a” -eq “$b” ]]</text:p>
          </table:table-cell>
        </table:table-row>
        <table:table-row>
          <table:table-cell table:style-name="Table3.A2" office:value-type="string">
            <text:p text:style-name="P334">-ne</text:p>
          </table:table-cell>
          <table:table-cell table:style-name="Table3.A2" office:value-type="string">
            <text:p text:style-name="P334">Not equal to</text:p>
          </table:table-cell>
          <table:table-cell table:style-name="Table3.C2" office:value-type="string">
            <text:p text:style-name="P336">[ “$a” -ne “$b” ]</text:p>
            <text:p text:style-name="P336">[[ “$a” -ne “$b” ]]</text:p>
          </table:table-cell>
        </table:table-row>
        <table:table-row>
          <table:table-cell table:style-name="Table3.A2" office:value-type="string">
            <text:p text:style-name="P334">-gt</text:p>
          </table:table-cell>
          <table:table-cell table:style-name="Table3.A2" office:value-type="string">
            <text:p text:style-name="P334">Greater than</text:p>
          </table:table-cell>
          <table:table-cell table:style-name="Table3.C2" office:value-type="string">
            <text:p text:style-name="P336">[ “$a” -gt “$b” ]</text:p>
            <text:p text:style-name="P336">[[ “$a” -gt “$b” ]]</text:p>
          </table:table-cell>
        </table:table-row>
        <table:table-row>
          <table:table-cell table:style-name="Table3.A2" office:value-type="string">
            <text:p text:style-name="P334">-ge</text:p>
          </table:table-cell>
          <table:table-cell table:style-name="Table3.A2" office:value-type="string">
            <text:p text:style-name="P334">Greater than or equal to</text:p>
          </table:table-cell>
          <table:table-cell table:style-name="Table3.C2" office:value-type="string">
            <text:p text:style-name="P336">[ “$a” -ge “$b” ]</text:p>
            <text:p text:style-name="P336">[[ “$a” -ge “$b” ]]</text:p>
          </table:table-cell>
        </table:table-row>
        <table:table-row>
          <table:table-cell table:style-name="Table3.A2" office:value-type="string">
            <text:p text:style-name="P334">-lt</text:p>
          </table:table-cell>
          <table:table-cell table:style-name="Table3.A2" office:value-type="string">
            <text:p text:style-name="P334">Less than</text:p>
          </table:table-cell>
          <table:table-cell table:style-name="Table3.C2" office:value-type="string">
            <text:p text:style-name="P336">[ “$a” -lt “$b” ]</text:p>
            <text:p text:style-name="P336">[[ “$a” -lt “$b” ]]</text:p>
          </table:table-cell>
        </table:table-row>
        <table:table-row>
          <table:table-cell table:style-name="Table3.A2" office:value-type="string">
            <text:p text:style-name="P334">-le</text:p>
          </table:table-cell>
          <table:table-cell table:style-name="Table3.A2" office:value-type="string">
            <text:p text:style-name="P334">Less than or equal to</text:p>
          </table:table-cell>
          <table:table-cell table:style-name="Table3.C2" office:value-type="string">
            <text:p text:style-name="P336">[ “$a” -le “$b” ]</text:p>
            <text:p text:style-name="P336">[[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312">true = 0</text:p>
      <text:p text:style-name="P312">false = 1</text:p>
      <text:p text:style-name="P11"/>
      <text:p text:style-name="P11"/>
      <text:h text:style-name="P41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34"/>
          </table:table-cell>
          <table:table-cell table:style-name="Table4.A1" office:value-type="string">
            <text:p text:style-name="P334"/>
          </table:table-cell>
          <table:table-cell table:style-name="Table4.C1" office:value-type="string">
            <text:p text:style-name="P334"/>
          </table:table-cell>
        </table:table-row>
        <table:table-row>
          <table:table-cell table:style-name="Table4.A2" office:value-type="string">
            <text:p text:style-name="P334">'='</text:p>
          </table:table-cell>
          <table:table-cell table:style-name="Table4.A2" office:value-type="string">
            <text:p text:style-name="P334">Is equal to</text:p>
          </table:table-cell>
          <table:table-cell table:style-name="Table4.C2" office:value-type="string">
            <text:p text:style-name="P334"/>
          </table:table-cell>
        </table:table-row>
        <table:table-row>
          <table:table-cell table:style-name="Table4.A2" office:value-type="string">
            <text:p text:style-name="P334">'=='</text:p>
          </table:table-cell>
          <table:table-cell table:style-name="Table4.A2" office:value-type="string">
            <text:p text:style-name="P334">Is equal to</text:p>
          </table:table-cell>
          <table:table-cell table:style-name="Table4.C2" office:value-type="string">
            <text:p text:style-name="P334"/>
          </table:table-cell>
        </table:table-row>
        <table:table-row>
          <table:table-cell table:style-name="Table4.A2" office:value-type="string">
            <text:p text:style-name="P334">!=</text:p>
          </table:table-cell>
          <table:table-cell table:style-name="Table4.A2" office:value-type="string">
            <text:p text:style-name="P334">Is not equal to</text:p>
          </table:table-cell>
          <table:table-cell table:style-name="Table4.C2" office:value-type="string">
            <text:p text:style-name="P334"/>
          </table:table-cell>
        </table:table-row>
        <table:table-row>
          <table:table-cell table:style-name="Table4.A2" office:value-type="string">
            <text:p text:style-name="P334">-z</text:p>
          </table:table-cell>
          <table:table-cell table:style-name="Table4.A2" office:value-type="string">
            <text:p text:style-name="P334">Is null</text:p>
          </table:table-cell>
          <table:table-cell table:style-name="Table4.C2" office:value-type="string">
            <text:p text:style-name="P334"/>
          </table:table-cell>
        </table:table-row>
        <table:table-row>
          <table:table-cell table:style-name="Table4.A2" office:value-type="string">
            <text:p text:style-name="P334">-n</text:p>
          </table:table-cell>
          <table:table-cell table:style-name="Table4.A2" office:value-type="string">
            <text:p text:style-name="P334">Is not null</text:p>
          </table:table-cell>
          <table:table-cell table:style-name="Table4.C2" office:value-type="string">
            <text:p text:style-name="P334"/>
          </table:table-cell>
        </table:table-row>
      </table:table>
      <text:p text:style-name="P11"/>
      <text:h text:style-name="P41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34"/>
          </table:table-cell>
          <table:table-cell table:style-name="Table5.A1" office:value-type="string">
            <text:p text:style-name="P334"/>
          </table:table-cell>
          <table:table-cell table:style-name="Table5.C1" office:value-type="string">
            <text:p text:style-name="P337"/>
          </table:table-cell>
        </table:table-row>
        <table:table-row>
          <table:table-cell table:style-name="Table5.A2" office:value-type="string">
            <text:p text:style-name="P334">-b</text:p>
          </table:table-cell>
          <table:table-cell table:style-name="Table5.A2" office:value-type="string">
            <text:p text:style-name="P334">File exists and is block device</text:p>
          </table:table-cell>
          <table:table-cell table:style-name="Table5.C2" office:value-type="string">
            <text:p text:style-name="P337">Example</text:p>
            <text:p text:style-name="P337">[[ -b /dev/sda ]]</text:p>
          </table:table-cell>
        </table:table-row>
        <table:table-row>
          <table:table-cell table:style-name="Table5.A2" office:value-type="string">
            <text:p text:style-name="P334">-c</text:p>
          </table:table-cell>
          <table:table-cell table:style-name="Table5.A2" office:value-type="string">
            <text:p text:style-name="P334">File exists and is character device</text:p>
          </table:table-cell>
          <table:table-cell table:style-name="Table5.C2" office:value-type="string">
            <text:p text:style-name="P337">Example for char.devices</text:p>
            <text:p text:style-name="P337">ll /dev | grep ^c</text:p>
            <text:p text:style-name="P337"/>
          </table:table-cell>
        </table:table-row>
        <table:table-row>
          <table:table-cell table:style-name="Table5.A2" office:value-type="string">
            <text:p text:style-name="P334">-d</text:p>
          </table:table-cell>
          <table:table-cell table:style-name="Table5.A2" office:value-type="string">
            <text:p text:style-name="P334">File exists and is a directory</text:p>
          </table:table-cell>
          <table:table-cell table:style-name="Table5.C2" office:value-type="string">
            <text:p text:style-name="P337">[[ -d &lt;directory&gt; ]]</text:p>
          </table:table-cell>
        </table:table-row>
        <table:table-row>
          <table:table-cell table:style-name="Table5.A2" office:value-type="string">
            <text:p text:style-name="P334">-e</text:p>
          </table:table-cell>
          <table:table-cell table:style-name="Table5.A2" office:value-type="string">
            <text:p text:style-name="P334">File exists</text:p>
          </table:table-cell>
          <table:table-cell table:style-name="Table5.C2" office:value-type="string">
            <text:p text:style-name="P337">[[ -e &lt;file&gt; ]]</text:p>
          </table:table-cell>
        </table:table-row>
        <text:soft-page-break/>
        <table:table-row>
          <table:table-cell table:style-name="Table5.A2" office:value-type="string">
            <text:p text:style-name="P334">-f</text:p>
          </table:table-cell>
          <table:table-cell table:style-name="Table5.A2" office:value-type="string">
            <text:p text:style-name="P334">File is a regular file</text:p>
          </table:table-cell>
          <table:table-cell table:style-name="Table5.C2" office:value-type="string">
            <text:p text:style-name="P337">[[ -f &lt;file&gt; ]]</text:p>
          </table:table-cell>
        </table:table-row>
        <table:table-row>
          <table:table-cell table:style-name="Table5.A2" office:value-type="string">
            <text:p text:style-name="P334">-L</text:p>
          </table:table-cell>
          <table:table-cell table:style-name="Table5.A2" office:value-type="string">
            <text:p text:style-name="P334">File exists and is a symbolic link</text:p>
          </table:table-cell>
          <table:table-cell table:style-name="Table5.C2" office:value-type="string">
            <text:p text:style-name="P337">[[ -L &lt;symlink&gt; ]]</text:p>
          </table:table-cell>
        </table:table-row>
        <table:table-row>
          <table:table-cell table:style-name="Table5.A2" office:value-type="string">
            <text:p text:style-name="P334">-r</text:p>
          </table:table-cell>
          <table:table-cell table:style-name="Table5.A2" office:value-type="string">
            <text:p text:style-name="P334">File exists with read rights</text:p>
          </table:table-cell>
          <table:table-cell table:style-name="Table5.C2" office:value-type="string">
            <text:p text:style-name="P337"/>
          </table:table-cell>
        </table:table-row>
        <table:table-row>
          <table:table-cell table:style-name="Table5.A2" office:value-type="string">
            <text:p text:style-name="P334">-s</text:p>
          </table:table-cell>
          <table:table-cell table:style-name="Table5.A2" office:value-type="string">
            <text:p text:style-name="P334">File exists and it's not empty, size &gt; 0</text:p>
          </table:table-cell>
          <table:table-cell table:style-name="Table5.C2" office:value-type="string">
            <text:p text:style-name="P337">[[ -s &lt;file&gt; ]]</text:p>
          </table:table-cell>
        </table:table-row>
        <table:table-row>
          <table:table-cell table:style-name="Table5.A2" office:value-type="string">
            <text:p text:style-name="P334">-w</text:p>
          </table:table-cell>
          <table:table-cell table:style-name="Table5.A2" office:value-type="string">
            <text:p text:style-name="P334">File exists with write rights</text:p>
          </table:table-cell>
          <table:table-cell table:style-name="Table5.C2" office:value-type="string">
            <text:p text:style-name="P337"/>
          </table:table-cell>
        </table:table-row>
        <table:table-row>
          <table:table-cell table:style-name="Table5.A2" office:value-type="string">
            <text:p text:style-name="P334">-x</text:p>
          </table:table-cell>
          <table:table-cell table:style-name="Table5.A2" office:value-type="string">
            <text:p text:style-name="P334">File exists and can be executed</text:p>
          </table:table-cell>
          <table:table-cell table:style-name="Table5.C2" office:value-type="string">
            <text:p text:style-name="P337">[[ -x &lt;filr&gt; ]]</text:p>
          </table:table-cell>
        </table:table-row>
        <table:table-row>
          <table:table-cell table:style-name="Table5.A2" office:value-type="string">
            <text:p text:style-name="P334">-ef</text:p>
          </table:table-cell>
          <table:table-cell table:style-name="Table5.A2" office:value-type="string">
            <text:p text:style-name="P334">FILE1 has the same device and inode number as FILE2</text:p>
          </table:table-cell>
          <table:table-cell table:style-name="Table5.C2" office:value-type="string">
            <text:p text:style-name="P337">[[ &lt;FILE1&gt; -ef &lt;FILE2&gt; ]]</text:p>
          </table:table-cell>
        </table:table-row>
        <table:table-row>
          <table:table-cell table:style-name="Table5.A2" office:value-type="string">
            <text:p text:style-name="P334">-nt</text:p>
          </table:table-cell>
          <table:table-cell table:style-name="Table5.A2" office:value-type="string">
            <text:p text:style-name="P334">FILE1 has newer modification date than FILE2</text:p>
          </table:table-cell>
          <table:table-cell table:style-name="Table5.C2" office:value-type="string">
            <text:p text:style-name="P337">[[ &lt;FILE1&gt; -nt &lt;FILE2&gt; ]]</text:p>
          </table:table-cell>
        </table:table-row>
        <table:table-row>
          <table:table-cell table:style-name="Table5.A2" office:value-type="string">
            <text:p text:style-name="P334">-ot</text:p>
          </table:table-cell>
          <table:table-cell table:style-name="Table5.A2" office:value-type="string">
            <text:p text:style-name="P334">FILE1 has older modification date than FILE2</text:p>
          </table:table-cell>
          <table:table-cell table:style-name="Table5.C2" office:value-type="string">
            <text:p text:style-name="P337">[[ &lt;FILE1&gt; -ot &lt;FILE2&gt; ]]</text:p>
          </table:table-cell>
        </table:table-row>
      </table:table>
      <text:p text:style-name="P11"/>
      <text:h text:style-name="P410"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405"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7">Виж </text:span><text:a xlink:type="simple" xlink:href="http://www.server-world.info/" text:style-name="Internet_20_link" text:visited-style-name="Visited_20_Internet_20_Link"><text:span text:style-name="T36">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5">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312"><text:soft-page-break/>telnet &lt;server name&gt; 80</text:p>
      <text:p text:style-name="P12"/>
      <text:p text:style-name="P312">GET / HTTP/1.1</text:p>
      <text:p text:style-name="P312">Host: &lt;IP address of the server&gt; or &lt;server name&gt;</text:p>
      <text:p text:style-name="P312"/>
      <text:p text:style-name="P12">Съдържанието на уеб страниците е сложено в директория:</text:p>
      <text:p text:style-name="P312">/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312">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312">/usr/lib64/httpd/modules/</text:p>
      <text:p text:style-name="P12"/>
      <text:p text:style-name="P12">Конфигурация за модулите на уеб сървъра</text:p>
      <text:p text:style-name="P312">/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312">proxychains transmission-gtk</text:p>
      <text:p text:style-name="P12"/>
      <text:p text:style-name="P12">Данните от торен клиента се пренася през тунела.</text:p>
      <text:p text:style-name="P12"/>
      <text:h text:style-name="P404"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9">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312">DocumentRoot „/data/rhel7.example.net“</text:p>
      <text:p text:style-name="P20">Файловете за виртуалния хост могат да бъдат в:</text:p>
      <text:p text:style-name="P312">„/data/rhel7.example.net/html“</text:p>
      <text:p text:style-name="P20">Логовете може да са в: </text:p>
      <text:p text:style-name="P312">„/data/rhel7.example.net/logs“</text:p>
      <text:p text:style-name="P312"/>
      <text:p text:style-name="P20">Друга важна директива е името на уеб сървъра, СЪДЪРЖАН във виртуалния хост:</text:p>
      <text:p text:style-name="P312">ServerName rhel7.example.net</text:p>
      <text:p text:style-name="P20"/>
      <text:p text:style-name="P20">Сървърен прякор, съкратено име:</text:p>
      <text:p text:style-name="P312">ServerAlias www.rhel7.example.net</text:p>
      <text:p text:style-name="P312"/>
      <text:p text:style-name="P20">Кой е отговорен за уеб сървъра и кой емейл може да му се пращат информации и запитвания:</text:p>
      <text:p text:style-name="Preformatted_20_Text"><text:span text:style-name="T36">ServerAdmin </text:span><text:a xlink:type="simple" xlink:href="mailto:webmaster@rhel7.example.net" text:style-name="Internet_20_link" text:visited-style-name="Visited_20_Internet_20_Link"><text:span text:style-name="T36">webmaster@</text:span></text:a><text:a xlink:type="simple" xlink:href="mailto:webmaster@rhel7.example.net" text:style-name="Internet_20_link" text:visited-style-name="Visited_20_Internet_20_Link"><text:span text:style-name="T36">rhel7.example.net</text:span></text:a></text:p>
      <text:p text:style-name="P20"/>
      <text:p text:style-name="P20">Къде ще се записва информация за грешките в уеб сървъра?</text:p>
      <text:p text:style-name="P312">ErrorLog „/data/rhel7.example.net/error.log“</text:p>
      <text:p text:style-name="P312"/>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312"><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312">chcon -Rv --type=httpd_log_t logs/</text:p>
      <text:p text:style-name="P20"/>
      <text:p text:style-name="P20">После провери контекста с команда:</text:p>
      <text:p text:style-name="P312">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312">&lt;Location /server-status&gt;</text:p>
      <text:p text:style-name="P312"><text:tab/>SetHandle server-status</text:p>
      <text:p text:style-name="P312"><text:tab/>Require ip 192.168.146.1</text:p>
      <text:p text:style-name="P312">&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404"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5">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34"><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1">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34">При NFS v4 сървърът слуша на порт TCP 2049.</text:p>
          </table:table-cell>
        </table:table-row>
      </table:table>
      <text:p text:style-name="P20"/>
      <text:p text:style-name="P34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4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56">НАИМЕНОВАНИЕ</text:p>
            </table:table-cell>
            <table:table-cell table:style-name="NFSTable_5f_services.A1" office:value-type="float" office:value="0">
              <text:p text:style-name="P356">ФУНКЦИЯ</text:p>
            </table:table-cell>
          </table:table-row>
        </table:table-header-rows>
        <table:table-row>
          <table:table-cell table:style-name="NFSTable_5f_services.A2" office:value-type="float" office:value="0">
            <text:p text:style-name="P335">nfs</text:p>
          </table:table-cell>
          <table:table-cell table:style-name="NFSTable_5f_services.B4" office:value-type="string">
            <text:p text:style-name="P33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35">nfslock</text:p>
          </table:table-cell>
          <table:table-cell table:style-name="NFSTable_5f_services.B4" office:value-type="string">
            <text:p text:style-name="P33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35">rpcbind</text:p>
          </table:table-cell>
          <table:table-cell table:style-name="NFSTable_5f_services.B4" office:value-type="string">
            <text:p text:style-name="P33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35"/>
          </table:table-cell>
          <table:table-cell table:style-name="NFSTable_5f_services.B5">
            <text:p text:style-name="P335"/>
          </table:table-cell>
        </table:table-row>
      </table:table>
      <text:p text:style-name="P341"><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41"/>
      <text:p text:style-name="Table_20_Contents"><text:span text:style-name="T44"><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8">Required Services</text:span></text:a></text:p>
      <text:p text:style-name="P342"/>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410" text:outline-level="2"><text:bookmark-start text:name="__RefHeading___Toc2219_332069762"/>Методи за сигурност<text:bookmark-end text:name="__RefHeading___Toc2219_332069762"/></text:h>
      <text:p text:style-name="P20"><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312">/etc/krb5.keytab</text:p>
      <text:p text:style-name="P20"/>
      <text:p text:style-name="P20">Инсталация на NFS клиент и сървър:</text:p>
      <text:p text:style-name="P312">yum install -y nfs-utls</text:p>
      <text:p text:style-name="P20"/>
      <text:h text:style-name="P410" text:outline-level="2"><text:bookmark-start text:name="__RefHeading___Toc2221_332069762"/>Стартиране на NFS<text:bookmark-end text:name="__RefHeading___Toc2221_332069762"/></text:h>
      <text:p text:style-name="P20">1. Стартиране без криптиране:</text:p>
      <text:p text:style-name="P312">systemctl start nfs-server</text:p>
      <text:p text:style-name="P20"/>
      <text:p text:style-name="P20">2. Стартиране на NFS с използване на Kerberos:</text:p>
      <text:p text:style-name="P312">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312">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312">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57">ЦЕЛ</text:p>
            </table:table-cell>
            <table:table-cell table:style-name="NFSTable6.B1" office:value-type="float" office:value="0">
              <text:p text:style-name="P357">КОМАНДА</text:p>
            </table:table-cell>
          </table:table-row>
        </table:table-header-rows>
        <table:table-row>
          <table:table-cell table:style-name="NFSTable6.A2" office:value-type="float" office:value="0">
            <text:p text:style-name="P34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39">exportfs -r</text:p>
          </table:table-cell>
        </table:table-row>
        <table:table-row>
          <table:table-cell table:style-name="NFSTable6.A2" office:value-type="float" office:value="0">
            <text:p text:style-name="P344">Прекрати споделянето на всички директории, но запази NFS програмата в стартирано състояние.</text:p>
          </table:table-cell>
          <table:table-cell table:style-name="NFSTable6.B3" office:value-type="string">
            <text:p text:style-name="P338"><text:span text:style-name="Source_20_Text"><text:span text:style-name="T42">exportfs -ua</text:span></text:span></text:p>
          </table:table-cell>
        </table:table-row>
        <text:soft-page-break/>
        <table:table-row>
          <table:table-cell table:style-name="NFSTable6.A2">
            <text:p text:style-name="P344"/>
          </table:table-cell>
          <table:table-cell table:style-name="NFSTable6.B4">
            <text:p text:style-name="P340"/>
          </table:table-cell>
        </table:table-row>
        <table:table-row>
          <table:table-cell table:style-name="NFSTable6.A5">
            <text:p text:style-name="P344"/>
          </table:table-cell>
          <table:table-cell table:style-name="NFSTable6.B5">
            <text:p text:style-name="P340"/>
          </table:table-cell>
        </table:table-row>
      </table:table>
      <text:p text:style-name="P312"/>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410"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55">Option</text:p>
            </table:table-cell>
            <table:table-cell table:style-name="NFSTable.B1" office:value-type="string">
              <text:p text:style-name="P355">Description</text:p>
            </table:table-cell>
          </table:table-row>
        </table:table-header-rows>
        <table:table-row>
          <table:table-cell table:style-name="NFSTable.A2" office:value-type="string">
            <text:p text:style-name="P334">rw</text:p>
          </table:table-cell>
          <table:table-cell table:style-name="NFSTable.B2" office:value-type="string">
            <text:p text:style-name="P334">Разреши едновременно четене и запис от/върху NFS споделена директория</text:p>
          </table:table-cell>
        </table:table-row>
        <table:table-row>
          <table:table-cell table:style-name="NFSTable.A2" office:value-type="string">
            <text:p text:style-name="P334">ro</text:p>
          </table:table-cell>
          <table:table-cell table:style-name="NFSTable.B2" office:value-type="string">
            <text:p text:style-name="P334">Разрешава само четене от NFS споделена директория</text:p>
          </table:table-cell>
        </table:table-row>
        <table:table-row>
          <table:table-cell table:style-name="NFSTable.A2" office:value-type="string">
            <text:p text:style-name="P334">sync</text:p>
          </table:table-cell>
          <table:table-cell table:style-name="NFSTable.B2" office:value-type="string">
            <text:p text:style-name="P33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34">async</text:p>
          </table:table-cell>
          <table:table-cell table:style-name="NFSTable.B2" office:value-type="string">
            <text:p text:style-name="P334">Заявките за четене запис се извършват асинхронно.</text:p>
          </table:table-cell>
        </table:table-row>
        <table:table-row>
          <table:table-cell table:style-name="NFSTable.A2" office:value-type="string">
            <text:p text:style-name="P334">wdelay</text:p>
          </table:table-cell>
          <table:table-cell table:style-name="NFSTable.B2" office:value-type="string">
            <text:p text:style-name="P33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34">Това забранява на NFS сървъра да интерпретира <text:span text:style-name="T9">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3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34"/>
          </table:table-cell>
        </table:table-row>
        <table:table-row>
          <table:table-cell table:style-name="NFSTable.A2" office:value-type="string">
            <text:p text:style-name="P20"/>
          </table:table-cell>
          <table:table-cell table:style-name="NFSTable.B2" office:value-type="string">
            <text:p text:style-name="P334"/>
          </table:table-cell>
        </table:table-row>
        <table:table-row>
          <table:table-cell table:style-name="NFSTable.A2" office:value-type="string">
            <text:p text:style-name="P20"/>
          </table:table-cell>
          <table:table-cell table:style-name="NFSTable.B2" office:value-type="string">
            <text:p text:style-name="P334"/>
          </table:table-cell>
        </table:table-row>
        <table:table-row>
          <table:table-cell table:style-name="NFSTable.A2" office:value-type="string">
            <text:p text:style-name="P20"/>
          </table:table-cell>
          <table:table-cell table:style-name="NFSTable.B2" office:value-type="string">
            <text:p text:style-name="P334"/>
          </table:table-cell>
        </table:table-row>
        <table:table-row>
          <table:table-cell table:style-name="NFSTable.A2" office:value-type="string">
            <text:p text:style-name="P20"/>
          </table:table-cell>
          <table:table-cell table:style-name="NFSTable.B2" office:value-type="string">
            <text:p text:style-name="P334"/>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410" text:outline-level="2"><text:bookmark-start text:name="__RefHeading___Toc1790_1183840518"/>Прикачване на споделена директория<text:bookmark-end text:name="__RefHeading___Toc1790_1183840518"/></text:h>
      <text:p text:style-name="P312">Mount -t &lt;server&gt;:&lt;shared directory&gt; &lt;local directory&gt;</text:p>
      <text:p text:style-name="P20"/>
      <text:p text:style-name="P20">Пример</text:p>
      <text:p text:style-name="P312">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312">/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9">root</text:span> се интерпретира като потребител <text:span text:style-name="T9">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34"><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680BF72E24B679C6.png" xlink:type="simple" xlink:show="embed" xlink:actuate="onLoad"/></draw:frame></text:p>
          </table:table-cell>
          <table:table-cell table:style-name="NFSTable_5f_NFS_5f_and_5f_Samba.A1" office:value-type="string">
            <text:p text:style-name="P33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410"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312">firewall-cmd --permanent --add-service=nfs</text:p>
      <text:p text:style-name="P312"><text:soft-page-break/>firewall-cmd --reload</text:p>
      <text:p text:style-name="P11"/>
      <text:p text:style-name="P11">За да извеждане на списък от поддържаните мрежови услуги, задайте команда:</text:p>
      <text:p text:style-name="P312">firewall-cmd --get-services</text:p>
      <text:p text:style-name="P11"/>
      <text:h text:style-name="P410"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312"># mkdir /securenfs</text:p>
      <text:p text:style-name="P312"># systemctl start nfs-secure-server</text:p>
      <text:p text:style-name="P312"># systemctl enable nfs-secure-server</text:p>
      <text:p text:style-name="P312"># echo '/securenfs &lt;my client&gt;(sec=krb5p, rw)' &gt;&gt; /etc/exports</text:p>
      <text:p text:style-name="P312"># exportfs -r</text:p>
      <text:p text:style-name="P312"/>
      <text:p text:style-name="P21">Прикачванe на NFS директорията:</text:p>
      <text:p text:style-name="P312">wget -O /etc/krb5.keytab http://myserver.com/machineX.keytab</text:p>
      <text:p text:style-name="P312">systemctl start nfs-secure</text:p>
      <text:p text:style-name="P312">systemctl enable nfs-secure</text:p>
      <text:p text:style-name="P312">mkdir /mnt/secureshare</text:p>
      <text:p text:style-name="P312"/>
      <text:p text:style-name="P20">Допълнете информация за споделената NFS директория в /etc/fstab:</text:p>
      <text:p text:style-name="P321">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321">mount -a</text:p>
      <text:p text:style-name="P201"/>
      <text:h text:style-name="P404"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312">smbclient -L //&lt;IP address&gt;</text:p>
      <text:p text:style-name="P312">smbclient -L //192.168.199.253</text:p>
      <text:p text:style-name="P20"/>
      <text:p text:style-name="P20">Избираме какво ще прикрачим и използвайки граф.среда, пишем във файл мениджъра:</text:p>
      <text:p text:style-name="P312">smb://192.168.199.253/&lt;shared dir&gt;</text:p>
      <text:p text:style-name="P20"/>
      <text:p text:style-name="P20">В графичната срега GNOME3 , споделените директории се прикачват чрез фрайвер:</text:p>
      <text:p text:style-name="P312">gvfs-fuse</text:p>
      <text:p text:style-name="P20"/>
      <text:p text:style-name="P20">За прикачване на споделена директория чрез команда:</text:p>
      <text:p text:style-name="P312">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312">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312">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410"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312">mkdir /mnt/smbshare</text:p>
      <text:p text:style-name="P20"/>
      <text:p text:style-name="P20">Смени политиката на SELinux за директорията на:</text:p>
      <text:p text:style-name="P312">samba_share_t</text:p>
      <text:p text:style-name="P20">(виж точната команда)</text:p>
      <text:p text:style-name="P20"/>
      <text:p text:style-name="P20">Има две командни</text:p>
      <text:list xml:id="list7631359752023247537" text:style-name="L1">
        <text:list-item>
          <text:p text:style-name="P397">Задава SELinux политика</text:p>
        </text:list-item>
        <text:list-item>
          <text:p text:style-name="P397">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2072606801746301766" text:style-name="L2">
        <text:list-item>
          <text:p text:style-name="P398">Глобална – основна секция</text:p>
        </text:list-item>
        <text:list-item>
          <text:p text:style-name="P398">Описание на споделените ресурс</text:p>
          <text:p text:style-name="P398">а) home директории на потребителите</text:p>
          <text:p text:style-name="P398">б) принтери</text:p>
          <text:p text:style-name="P398">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312">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410"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404"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9">Иначе няма да работи споделянето.</text:span></text:p>
      <text:p text:style-name="P25">Създаване на група <text:span text:style-name="T5">sambashare</text:span></text:p>
      <text:p text:style-name="P312">groupadd -g 1<text:span text:style-name="T55">30</text:span> <text:span text:style-name="T57">sambashare</text:span></text:p>
      <text:p text:style-name="P25"/>
      <text:p text:style-name="P25">Създаване на потребители <text:span text:style-name="T50">с един и същ идентификатор и добаване в група (вторична).</text:span></text:p>
      <text:p text:style-name="P312">usermod -G <text:span text:style-name="T60">sambashare</text:span><text:span text:style-name="T5"> </text:span>-a pavlin</text:p>
      <text:p text:style-name="P26"/>
      <text:p text:style-name="P27">Важен параметър е „<text:span text:style-name="T33">-</text:span><text:span text:style-name="T34">a</text:span>“ , той добавя към вторичните групи на потребителя още една. Тоест не изтрива предишно зададените вторични групи.</text:p>
      <text:p text:style-name="P312"><text:span text:style-name="T51">m</text:span>kdir /smbshare</text:p>
      <text:p text:style-name="P312">chgrp <text:span text:style-name="T57">sambashare</text:span> /smbshare</text:p>
      <text:p text:style-name="P28"/>
      <text:p text:style-name="P28">задаване на SGID (Super Group ID):</text:p>
      <text:p text:style-name="P312">chmod -R 2775 /smbshare</text:p>
      <text:p text:style-name="P29"/>
      <text:p text:style-name="P30">Смяна на SELinux <text:span text:style-name="T52">атрибути за директория и нейните поддиректории:</text:span></text:p>
      <text:p text:style-name="P312">semanage fconltext -a -t samba_share_t '/mnt/smbshare<text:span text:style-name="T53">(/.*)?</text:span>'</text:p>
      <text:p text:style-name="P312">регулярен израз</text:p>
      <text:p text:style-name="P31"/>
      <text:p text:style-name="P32">Прилагана на зададения SELinux контекст:</text:p>
      <text:p text:style-name="P312">restorecon -vvFR /mnt/smbshare</text:p>
      <text:p text:style-name="P33"/>
      <text:p text:style-name="P34"><text:soft-page-break/>Редакция <text:span text:style-name="T54">на конфигурационния файл: /etc/samba/smb.conf</text:span></text:p>
      <text:p text:style-name="P35">Намираме споделената директория и задаваме група, която ще има достъп</text:p>
      <text:p text:style-name="P312">write list = @<text:span text:style-name="T57">sambashare <text:s text:c="3"/></text:span></text:p>
      <text:p text:style-name="P35"/>
      <text:p text:style-name="P36">Стартиране на <text:s/>Samba от две програми:</text:p>
      <text:p text:style-name="P312">systemctl start smb nmb</text:p>
      <text:p text:style-name="P36"/>
      <text:p text:style-name="P36">Ако искаме да се стартират след начално зареждане на системата:</text:p>
      <text:p text:style-name="P312">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61">със създаване на начална директория.</text:span></text:p>
      <text:p text:style-name="P312"><text:span text:style-name="T56">sudo </text:span>groupadd -g 130 <text:span text:style-name="T58">sambashare</text:span></text:p>
      <text:p text:style-name="P312">sudo userad<text:span text:style-name="T43">d -</text:span><text:span text:style-name="T46">m </text:span><text:span text:style-name="T43">-</text:span><text:span text:style-name="T47">s /bin/bash</text:span><text:span text:style-name="T43"> -</text:span><text:span text:style-name="T47">G </text:span><text:span text:style-name="T59">sambashare</text:span><text:span text:style-name="T47"> -u </text:span><text:span text:style-name="T43">pavlin</text:span></text:p>
      <text:p text:style-name="P168"/>
      <text:p text:style-name="P169">На клиентската машина се логваме като pavlin:</text:p>
      <text:p text:style-name="P312">su pavlin -l</text:p>
      <text:p text:style-name="P169">което е същото като:</text:p>
      <text:p text:style-name="P312">su - pavlin</text:p>
      <text:p text:style-name="P169"/>
      <text:p text:style-name="P312">sudo mount -o username=pavlin //rhel7.example.com/myshare /mnt/test</text:p>
      <text:p text:style-name="P170"/>
      <text:p text:style-name="P171">В някои случаи се поставя стики бит за споделена директория, <text:span text:style-name="T62">за да може създателят на една директория да я изстрива, а не други потребители.</text:span></text:p>
      <text:p text:style-name="P200"/>
      <text:p text:style-name="P172">За споделяне на потре<text:span text:style-name="T63">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409"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312">rpm -q --scripts</text:p>
      <text:p text:style-name="P174"/>
      <text:p text:style-name="P175">1. Скриптове преди инсталиране на пакета – <text:span text:style-name="T9">preinstall</text:span></text:p>
      <text:p text:style-name="P175">2. Скриптове веднага след инсталация на пакета – <text:span text:style-name="T9">postinstall</text:span></text:p>
      <text:p text:style-name="P175">3. Преди премахване на пакета – <text:span text:style-name="T9">preuninstall</text:span></text:p>
      <text:p text:style-name="P175">4. След премахване на пакета – <text:span text:style-name="T9">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312">rpm -qp --scripts &lt;RPM package&gt;</text:p>
      <text:p text:style-name="P176"/>
      <text:p text:style-name="P179">Възможно е да се разрархивира съдържанието на RPM пакета чрез програм<text:span text:style-name="T64">и </text:span><text:span text:style-name="T10">rpm2cpio</text:span> <text:span text:style-name="T64">в комбинация с </text:span><text:span text:style-name="T9">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5">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8">Extract an RPM Package Files Without Installing it</text:span></text:a></text:p>
      <text:p text:style-name="P180"/>
      <text:p text:style-name="P181">Software for multimedia in Linux</text:p>
      <text:p text:style-name="P182">Kodi – open source theater</text:p>
      <text:p text:style-name="P182"><text:span text:style-name="T66">Computer </text:span>Raspberry PI <text:span text:style-name="T65">3 with ARM architecture</text:span></text:p>
      <text:p text:style-name="P177"/>
      <text:h text:style-name="P406" text:outline-level="1"/>
      <text:h text:style-name="P409"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7">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404"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410"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8">(dependencies). Да са за съответната версия на Линукс. </text:span></text:p>
      <text:p text:style-name="P188">2. <text:span text:style-name="T69">Пакети за</text:span> <text:span text:style-name="T69">RHEL 7 са съвместими с CentOS 7 и с Fedora 21, търси еднакво ниво (версия на пакетите).</text:span></text:p>
      <text:p text:style-name="P190">3. Теглене на <text:span text:style-name="T70">сорс код на </text:span>самия софтуер. <text:span text:style-name="T71">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72">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312">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312">/usr/local/bin</text:p>
      <text:p text:style-name="P193"/>
      <text:p text:style-name="P197">За да спестим усилия и време при построяването на RPM може да теглим сорс кода под форматана файл <text:span text:style-name="T73">*.src.rpm.</text:span></text:p>
      <text:p text:style-name="P197"/>
      <text:p text:style-name="P191"/>
      <text:h text:style-name="P409"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411" text:outline-level="2"><text:bookmark-start text:name="__RefHeading___Toc2505_868836332"/>Програма на <text:s/>bash<text:bookmark-end text:name="__RefHeading___Toc2505_868836332"/></text:h>
      <text:p text:style-name="P15">Вариант 1</text:p>
      <text:p text:style-name="P314">script.sh &lt; file1.txt</text:p>
      <text:p text:style-name="P314">while read line</text:p>
      <text:p text:style-name="P314">do</text:p>
      <text:p text:style-name="P314"><text:s text:c="4"/>if [[ $line =~ "product" <text:s/>]];then <text:s/># the line contains "product"</text:p>
      <text:p text:style-name="P314"><text:s text:c="8"/>PRODUCT="$line" <text:s/># "" is used to avoid problems when the line contains " " or "/"</text:p>
      <text:p text:style-name="P314"><text:s text:c="4"/>elif [[ $line =~ "component" ]]; then</text:p>
      <text:p text:style-name="P314"><text:s text:c="8"/>COMPONENT="$line"</text:p>
      <text:p text:style-name="P314"><text:s text:c="4"/>elif [[ $line =~ "author" ]]; then</text:p>
      <text:p text:style-name="P314"><text:s text:c="8"/>AUTHOR="$line"</text:p>
      <text:p text:style-name="P314"><text:s text:c="4"/>elif [[ $line =~ "output_file" ]]; then</text:p>
      <text:p text:style-name="P314"><text:s text:c="8"/>OUTPUT_FILE="$line"</text:p>
      <text:p text:style-name="P314"><text:s text:c="4"/>elfi [[ $line =~ "feature" ]]; then</text:p>
      <text:p text:style-name="P314"><text:s text:c="8"/>FEATURE="$line"</text:p>
      <text:p text:style-name="P314"><text:s text:c="4"/>else</text:p>
      <text:p text:style-name="P314"><text:s text:c="8"/>echo "Error when interpretting data."</text:p>
      <text:p text:style-name="P314"><text:s text:c="4"/>fi</text:p>
      <text:p text:style-name="P314"><text:s text:c="4"/>echo "$line"</text:p>
      <text:p text:style-name="P314">done &lt; $(1:-/dev/stdin)</text:p>
      <text:p text:style-name="P314"/>
      <text:p text:style-name="P315">echo script.py -p ${PRODUCT##*=} -c ${COMPONENT##*=} -a ${AUTHOR##*=} -o ${OUTPUT_FILE##*=} ${FEATURE##*=}</text:p>
      <text:p text:style-name="P199"/>
      <text:p text:style-name="P199"><text:span text:style-name="T76">Ако </text:span>първият аргумент е празен, той е заместен от стойност по подразбиране.</text:p>
      <text:p text:style-name="P316">HOST_TMP=test.com</text:p>
      <text:p text:style-name="P316">echo $HOST_TMP</text:p>
      <text:p text:style-name="P316">test.com</text:p>
      <text:p text:style-name="P11"/>
      <text:p text:style-name="P11">Четене от ляво надясно</text:p>
      <text:p text:style-name="P316">echo $(HOST_TMP%.*)</text:p>
      <text:p text:style-name="P316"><text:soft-page-break/></text:p>
      <text:p text:style-name="P11">Четене от дясно наляво</text:p>
      <text:p text:style-name="P316">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7">source</text:span>.</text:p>
      <text:p text:style-name="P98"/>
      <text:p text:style-name="P99">Configuration file</text:p>
      <text:p text:style-name="P99"/>
      <text:p text:style-name="P312">PRODUCT="RHEL 7"</text:p>
      <text:p text:style-name="P312">COMPONENT=gnote</text:p>
      <text:p text:style-name="P312">AUTHOR=test@redhat.com</text:p>
      <text:p text:style-name="P312">OUTPUT_FILE=output.xml</text:p>
      <text:p text:style-name="P312">FEATURE=feature/gnote.feature</text:p>
      <text:p text:style-name="P99"/>
      <text:p text:style-name="P99">Script file</text:p>
      <text:p text:style-name="P99"/>
      <text:p text:style-name="P312">#!/usr/bin/env bash</text:p>
      <text:p text:style-name="P312">FILE="read_from_stdin2.txt"</text:p>
      <text:p text:style-name="P312"/>
      <text:p text:style-name="P312">if [[ -f $FILE ]]; then</text:p>
      <text:p text:style-name="P312"><text:s text:c="4"/>. $FILE</text:p>
      <text:p text:style-name="P312">fi</text:p>
      <text:p text:style-name="P312"/>
      <text:p text:style-name="P312">echo script.py -p \"$PRODUCT\" -c $COMPONENT -a $AUTHOR -o $OUTPUT_FILE $FEATURE</text:p>
      <text:h text:style-name="P410" text:outline-level="2"><text:bookmark-start text:name="__RefHeading___Toc2507_868836332"/>Програма на Python<text:bookmark-end text:name="__RefHeading___Toc2507_868836332"/></text:h>
      <text:p text:style-name="P317">Изпълнява същите функции като bash скрипта.</text:p>
      <text:p text:style-name="P312">import sys</text:p>
      <text:p text:style-name="P312"/>
      <text:p text:style-name="P312">for line in sys.stdin:</text:p>
      <text:p text:style-name="P312"><text:s text:c="4"/>if 'product' in line:</text:p>
      <text:p text:style-name="P312"><text:s text:c="8"/>product = line.strip('\n').split('=')</text:p>
      <text:p text:style-name="P312"><text:s text:c="4"/>if 'component' in line:</text:p>
      <text:p text:style-name="P312"><text:s text:c="8"/>component = line.strip('\n').split('=')</text:p>
      <text:p text:style-name="P312"><text:soft-page-break/><text:s text:c="4"/>if 'author' in line:</text:p>
      <text:p text:style-name="P312"><text:s text:c="8"/>author = line.strip('\n').split('=')</text:p>
      <text:p text:style-name="P312"><text:s text:c="4"/>if 'output_file' in line:</text:p>
      <text:p text:style-name="P312"><text:s text:c="8"/>output_file = line.strip('\n').split('=')</text:p>
      <text:p text:style-name="P312"><text:s text:c="4"/>if 'feature' in line:</text:p>
      <text:p text:style-name="P312"><text:s text:c="8"/>feature = line.strip('\n').split('=')</text:p>
      <text:p text:style-name="P312"/>
      <text:p text:style-name="P312">print product[1]</text:p>
      <text:p text:style-name="P312">print component[1]</text:p>
      <text:p text:style-name="P312">print author[1]</text:p>
      <text:p text:style-name="P312">print output_file[1]</text:p>
      <text:p text:style-name="P312">print feature[1]</text:p>
      <text:p text:style-name="P318"/>
      <text:h text:style-name="P404"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6">1. Смяна на парола на root потребителя, като предишната парола не се знае. </text:span><text:span text:style-name="T39">Виж инструкции тук: </text:span><text:a xlink:type="simple" xlink:href="https://access.redhat.com/solutions/918283" text:style-name="Internet_20_link" text:visited-style-name="Visited_20_Internet_20_Link"><text:span text:style-name="T39">линк</text:span></text:a></text:p>
      <text:p text:style-name="P103">2. Настройка на <text:s/>IP address, mask, gateway, <text:span text:style-name="T78">hostname, DNS – статични</text:span>.</text:p>
      <text:p text:style-name="P88">Прави двойна проверка на въвените данни, за да се избегнат синтактични грешки. <text:span text:style-name="T28">Ако ползвам граф.среда, мога да правя copy-paste. </text:span></text:p>
      <text:p text:style-name="P39">За конзолен режим да използвам:</text:p>
      <text:p text:style-name="P312">nmcli <text:span text:style-name="T79">connection &lt;name&gt; &lt;action&gt;</text:span></text:p>
      <text:p text:style-name="P39"/>
      <text:p text:style-name="P40">В конзолен режим може да се ползва също:</text:p>
      <text:p text:style-name="P312">nmtui</text:p>
      <text:p text:style-name="P41"/>
      <text:p text:style-name="P89"><text:span text:style-name="T28">След настрой</text:span><text:span text:style-name="T29">ка</text:span><text:span text:style-name="T28"> на мрежовия интерфейс, да се направи </text:span><text:span text:style-name="T3">рестарт 1 </text:span><text:span text:style-name="T16">на виртуалната машина. </text:span><text:span text:style-name="T17">Тествам мрежовите настройки, които съм направил. </text:span><text:span text:style-name="T14">Ping </text:span><text:span text:style-name="T15">gw, ping DNS server</text:span><text:span text:style-name="T14">, </text:span><text:span text:style-name="T15">ping repository server,</text:span><text:span text:style-name="T14"> dig, nslookup</text:span></text:p>
      <text:p text:style-name="P63"/>
      <text:p text:style-name="P104">3. <text:span text:style-name="T80">Създаване на </text:span><text:span text:style-name="T81">repo</text:span><text:span text:style-name="T80">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83">Създаване на потребители и групи</text:span></text:p>
      <text:p text:style-name="P107">Прави проверка на създадените потребители. <text:span text:style-name="T84">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312"><text:span text:style-name="T85">c</text:span>hown, chmod, Super Group ID, sticky bit</text:p>
      <text:p text:style-name="P110">6. Планиране на задачи през crontab</text:p>
      <text:p text:style-name="P91">Внимание: <text:span text:style-name="T13">винаги проверявай пълния път до командата, едва тогава я включи в crontab. </text:span><text:span text:style-name="T18">Ако не се зададе пълния път, програмата няма да се изпълни.</text:span></text:p>
      <text:p text:style-name="P64"/>
      <text:p text:style-name="P92"><text:span text:style-name="T18">О</text:span><text:span text:style-name="T13">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312">crontab -l</text:p>
      <text:p text:style-name="P66"/>
      <text:p text:style-name="P67">Проверка на планираните задачи на другите потребители:</text:p>
      <text:p text:style-name="P312">crontab -u harry -l</text:p>
      <text:p text:style-name="P312">crontab -u natsha -l</text:p>
      <text:p text:style-name="P67"/>
      <text:p text:style-name="P68">7. Търсене на файлове чрез find</text:p>
      <text:p text:style-name="P93"><text:span text:style-name="T13">Намери </text:span><text:span text:style-name="T19">файловете </text:span><text:span text:style-name="T20">и поддиректории</text:span><text:span text:style-name="T19"> на </text:span><text:span text:style-name="T13">потребите</text:span><text:span text:style-name="T19">л harry и ги копирай в </text:span><text:span text:style-name="T32">/opt/dir</text:span></text:p>
      <text:p text:style-name="P312"><text:span text:style-name="T32">m</text:span><text:span text:style-name="T31">kdir /opt/dir</text:span></text:p>
      <text:p text:style-name="P312"><text:span text:style-name="T13">find / -user harry -exec cp -rfp </text:span><text:span text:style-name="T19">{} /opt/dir \;</text:span></text:p>
      <text:p text:style-name="P69"/>
      <text:p text:style-name="P94"><text:span text:style-name="T19">8. </text:span><text:span text:style-name="T13">Има тестов файл на даден сървър, търсят се редове, които съдържат </text:span><text:span text:style-name="T21">определен</text:span><text:span text:style-name="T13"> символен низ.</text:span></text:p>
      <text:p text:style-name="P70">Вариант 1</text:p>
      <text:p text:style-name="P95"><text:span text:style-name="T22">Позваме </text:span><text:span text:style-name="T13">grep:</text:span></text:p>
      <text:p text:style-name="P312">grep ‘abcde’ /etc/testfile &gt; /tmp/testfile</text:p>
      <text:p text:style-name="P71"/>
      <text:p text:style-name="P72">Вариант 2</text:p>
      <text:p text:style-name="P312">cat /etc/testfile | while read line;</text:p>
      <text:p text:style-name="P312">do</text:p>
      <text:p text:style-name="P312"><text:soft-page-break/>echo $line | grep abcde | tee -a /tmp/testfile</text:p>
      <text:p text:style-name="P312">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6">и има позволен анонимен достъп </text:span><text:span text:style-name="T82">/var/ftp/pub</text:span>.</text:p>
      <text:p text:style-name="P73">Използваме вече създаден repo файл.</text:p>
      <text:p text:style-name="P312"><text:span text:style-name="T23">y</text:span><text:span text:style-name="T13">um install -y vsftpd</text:span></text:p>
      <text:p text:style-name="P312">systemctl restart vsftpd</text:p>
      <text:p text:style-name="P312">systemctl enable vsftpd</text:p>
      <text:p text:style-name="P74"/>
      <text:p text:style-name="P75">Редактиране на конф. Файл:</text:p>
      <text:p text:style-name="P312">vim /etc/vsftpd/vsftpd.conf</text:p>
      <text:p text:style-name="P312">anonymous_enables=YES</text:p>
      <text:p text:style-name="P72"/>
      <text:p text:style-name="P96"><text:span text:style-name="T13">11. Инсталация и конфигурация на web server от HTTPD. </text:span><text:span text:style-name="T24">Даден е URL, откъдето да се изтегли </text:span><text:span text:style-name="T25">определена уеб страница </text:span><text:span text:style-name="T26">и да се заредни на нашия уеб сървър.</text:span></text:p>
      <text:p text:style-name="P312">yum install -y httpd</text:p>
      <text:p text:style-name="P312">cd /var/www/html</text:p>
      <text:p text:style-name="P312">wget http://ip/dir/example.html</text:p>
      <text:p text:style-name="P207">Изключването на SELinux води до нулиране на изпита.</text:p>
      <text:p text:style-name="P312"><text:span text:style-name="T27">c</text:span><text:span text:style-name="T13">p example.html index.html</text:span></text:p>
      <text:p text:style-name="P312">vim /etc/httpd/conf/httpd.conf</text:p>
      <text:p text:style-name="P312">NameVirtualHost 192.168.0.254:80</text:p>
      <text:p text:style-name="P312">&lt;VirtualHost 192.168.0.254:80&gt;</text:p>
      <text:p text:style-name="P312">DocumentRoot /var/www/html/</text:p>
      <text:p text:style-name="P312">ServerName station.domain40.example.com</text:p>
      <text:p text:style-name="P312">&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312">/etc/systemd/timesyncd.conf</text:p>
      <text:p text:style-name="P113"><text:soft-page-break/>Това е вградения NTP клиент.</text:p>
      <text:p text:style-name="P114">Да се види в книгите на Ред Хет.</text:p>
      <text:p text:style-name="P114"/>
      <text:p text:style-name="P203"><text:span text:style-name="T40">Виж сайт: </text:span><text:a xlink:type="simple" xlink:href="http://www.certdepot.net/" text:style-name="Internet_20_link" text:visited-style-name="Visited_20_Internet_20_Link"><text:span text:style-name="T40">CERTDEPOT</text:span></text:a></text:p>
      <text:p text:style-name="P115"/>
      <text:p text:style-name="P115"/>
      <text:h text:style-name="P409" text:outline-level="1"><text:bookmark-start text:name="__RefHeading___Toc3305_1042592874"/>Работа с дискови дялове <text:span text:style-name="T95">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312">dmesg</text:p>
      <text:p text:style-name="P118"/>
      <text:p text:style-name="P118">Трябва да присъства в изведения списък от събития.</text:p>
      <text:p text:style-name="P119">Оптимизация на SSD чрез командата: <text:span text:style-name="T77">fstrim</text:span>. Поставя се в<text:span text:style-name="T77"> /etc/rc.local</text:span></text:p>
      <text:p text:style-name="P312">fstrim</text:p>
      <text:p text:style-name="P120"/>
      <text:p text:style-name="P120">Програмата отменя неиползваните пространства на прикачените дискови устройства.</text:p>
      <text:p text:style-name="P319"><text:span text:style-name="T87">fstrim </text:span>-v /boot</text:p>
      <text:p text:style-name="P319"><text:span text:style-name="T87">fstrim </text:span>-v /</text:p>
      <text:p text:style-name="P121">При изведените събития, търсим стринг AHCI … N slots 1/3/6 Gbps … SATA mode</text:p>
      <text:p text:style-name="P122">Използва се драйве<text:span text:style-name="T88">р</text:span> за SCSI за работата на SATA дискове.</text:p>
      <text:p text:style-name="P123">Провери наличните физически и логически устройсве, и дискови дялове:</text:p>
      <text:p text:style-name="P312">fdisk -l</text:p>
      <text:p text:style-name="P124">Идентификатора на дял с LVM се изразава като:</text:p>
      <text:p text:style-name="P312">8е Linux LVM</text:p>
      <text:p text:style-name="P125">Дяловете, работещи под LVM се познават с това, че започва така:</text:p>
      <text:p text:style-name="P312">/dev/mapper/…</text:p>
      <text:p text:style-name="P126">Създаване на физически дялове с fdisk:</text:p>
      <text:p text:style-name="P312">fdisk /dev/sdb</text:p>
      <text:p text:style-name="P127">Fdisk е направен да работи с MBR.</text:p>
      <text:p text:style-name="P128">Създай главен дял:</text:p>
      <text:p text:style-name="P312">primary</text:p>
      <text:p text:style-name="P128">Задаване на размер на дяла (KB/MB/GB):</text:p>
      <text:p text:style-name="P312">+100М</text:p>
      <text:p text:style-name="P128">Погледни дяловете:</text:p>
      <text:p text:style-name="P312"><text:span text:style-name="T89">p</text:span>rint</text:p>
      <text:p text:style-name="P128">За да направим swap, задай идентификатор на файловата система:</text:p>
      <text:p text:style-name="P312">82 Linux swap</text:p>
      <text:p text:style-name="P128">Погледни дяловете:</text:p>
      <text:p text:style-name="P312"><text:span text:style-name="T89">p</text:span>rint</text:p>
      <text:p text:style-name="P130">Създавене на 2-ри главен дял, задаваме размер:</text:p>
      <text:p text:style-name="P312">+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312">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312"><text:span text:style-name="T89">w</text:span>rite</text:p>
      <text:p text:style-name="P135">Накарай ядрото да опресни своите знания за прикачените дискови устройства:</text:p>
      <text:p text:style-name="P312"><text:span text:style-name="T90">p</text:span>artprobe /<text:span text:style-name="T90">dev/sdb</text:span></text:p>
      <text:p text:style-name="P136">Провери, дали промените са активни, изписвайки събитията на ядрото:</text:p>
      <text:p text:style-name="P312">dmesg</text:p>
      <text:p text:style-name="P137">форматиране на swap дисков дял , <text:span text:style-name="T9">не цялото устройство:</text:span></text:p>
      <text:p text:style-name="P312">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312"><text:span text:style-name="T91">mkswap </text:span>/<text:span text:style-name="T91">swapfile.sys</text:span></text:p>
      <text:p text:style-name="P139">След<text:span text:style-name="T92">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312">swapon</text:p>
      <text:p text:style-name="P142">Идентификаторът се прилага при прикрепяне на USB устройства. Те могат да променят имената си от компютър на компютър.</text:p>
      <text:p text:style-name="P312">/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320">UUID=”...”</text:p>
      <text:p text:style-name="P144"><text:span text:style-name="T11">З</text:span><text:span text:style-name="T9">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312">cat /proc/swaps</text:p>
      <text:p text:style-name="P146"><text:soft-page-break/>или</text:p>
      <text:p text:style-name="P312">swapon -s</text:p>
      <text:p text:style-name="P145">При swap устройствата има приоритет. <text:span text:style-name="T96">Разбери кое какъв приоритет има:</text:span></text:p>
      <text:p text:style-name="P312"><text:span text:style-name="T93">s</text:span>wapon /dev/sdb1</text:p>
      <text:p text:style-name="P312">swapon -s</text:p>
      <text:p text:style-name="P147">Провери, дали swap файлът се е разширил:</text:p>
      <text:p text:style-name="P312">free -m</text:p>
      <text:p text:style-name="P148">Добаване на swap във файла <text:span text:style-name="T77">/etc/fstab</text:span>:</text:p>
      <text:p text:style-name="P312">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312">swapoff /dev/sdb1</text:p>
      <text:p text:style-name="P129"/>
      <text:p text:style-name="P17">Практика</text:p>
      <text:p text:style-name="P150"><text:span text:style-name="T94">1. Н</text:span>аправи файл и до добави към swap пространството. Провери дали то се е разширило.</text:p>
      <text:p text:style-name="P128"/>
      <text:h text:style-name="P408"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9">permissive</text:span> или <text:span text:style-name="T9">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7">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8">root</text:span></text:p>
      <text:p text:style-name="P322">ls -lZ /tmp</text:p>
      <text:p text:style-name="P90">дай съдържани<text:span text:style-name="T99">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46">Directory</text:p>
          </table:table-cell>
          <table:table-cell table:style-name="Table6.B1" office:value-type="string">
            <text:p text:style-name="P347">SELinux context</text:p>
          </table:table-cell>
        </table:table-row>
        <table:table-row>
          <table:table-cell table:style-name="Table6.A2" office:value-type="string">
            <text:p text:style-name="P350">/var/www/</text:p>
          </table:table-cell>
          <table:table-cell table:style-name="Table6.B2" office:value-type="string">
            <text:p text:style-name="P345">system_u:object_r:httpd_sys_content_t:s0</text:p>
          </table:table-cell>
        </table:table-row>
        <table:table-row>
          <table:table-cell table:style-name="Table6.A2" office:value-type="string">
            <text:p text:style-name="P349">/<text:span text:style-name="T117">etc</text:span></text:p>
          </table:table-cell>
          <table:table-cell table:style-name="Table6.B2" office:value-type="string">
            <text:p text:style-name="P345">system_u:object_r:tmpfs_t:s0</text:p>
          </table:table-cell>
        </table:table-row>
        <table:table-row>
          <table:table-cell table:style-name="Table6.A2" office:value-type="string">
            <text:p text:style-name="P350">/root</text:p>
          </table:table-cell>
          <table:table-cell table:style-name="Table6.B2" office:value-type="string">
            <text:p text:style-name="P345">system_u:object_r:admin_home_t:s0</text:p>
          </table:table-cell>
        </table:table-row>
        <table:table-row>
          <table:table-cell table:style-name="Table6.A2" office:value-type="string">
            <text:p text:style-name="P349">/<text:span text:style-name="T117">home</text:span></text:p>
          </table:table-cell>
          <table:table-cell table:style-name="Table6.B2" office:value-type="string">
            <text:p text:style-name="P345">system_u:object_r:home_root_t:s0</text:p>
          </table:table-cell>
        </table:table-row>
        <table:table-row>
          <table:table-cell table:style-name="Table6.A2" office:value-type="string">
            <text:p text:style-name="P350">/home/test</text:p>
          </table:table-cell>
          <table:table-cell table:style-name="Table6.B2" office:value-type="string">
            <text:p text:style-name="P345">unconfined_u:object_r:user_home_dir_t:s0</text:p>
          </table:table-cell>
        </table:table-row>
        <table:table-row>
          <table:table-cell table:style-name="Table6.A2" office:value-type="string">
            <text:p text:style-name="P350">/<text:span text:style-name="T118">tmp</text:span></text:p>
          </table:table-cell>
          <table:table-cell table:style-name="Table6.B2" office:value-type="string">
            <text:p text:style-name="P348">system_u:object_r:tmp_t:s0</text:p>
          </table:table-cell>
        </table:table-row>
      </table:table>
      <text:p text:style-name="P61"/>
      <text:p text:style-name="P60"/>
      <text:p text:style-name="P59">Новосъздадените файлове наследяват <text:span text:style-name="T100">SELinux </text:span>контекста на родителтеската директория.</text:p>
      <text:p text:style-name="P90"/>
      <text:p text:style-name="P42">При копиране на файл от <text:span text:style-name="T114">една директория към друга, </text:span>файл<text:span text:style-name="T114">ът приема контекста на директория, където е поставен</text:span>.</text:p>
      <text:p text:style-name="P43">При преме<text:span text:style-name="T115">ст</text:span>ване на файл <text:span text:style-name="T115">по същия начин</text:span>, кон<text:span text:style-name="T115">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6">също </text:span>се запазва.</text:p>
      <text:p text:style-name="P44"/>
      <text:p text:style-name="P82">Настойка на SELinux контекст</text:p>
      <text:p text:style-name="P45">Две командати: </text:p>
      <text:list xml:id="list989918483195494672" text:style-name="L3">
        <text:list-item>
          <text:p text:style-name="P399">chcon</text:p>
        </text:list-item>
        <text:list-item>
          <text:p text:style-name="P400">restorecon</text:p>
        </text:list-item>
      </text:list>
      <text:p text:style-name="P45"/>
      <text:p text:style-name="Preformatted_20_Text">chcon -t httpd_sys_content_t /webdir</text:p>
      <text:p text:style-name="P46"/>
      <text:p text:style-name="P47">Върни контекста <text:span text:style-name="T101">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13">s</text:span>emanage fcontext</text:p>
      <text:p text:style-name="P50">Важно: <text:span text:style-name="T102">инсталирай програмата restorecon , който се намира в пакети </text:span><text:bookmark-start text:name="__DdeLink__3898_212547391"/><text:span text:style-name="T102">policycoreutils-python</text:span><text:bookmark-end text:name="__DdeLink__3898_212547391"/><text:span text:style-name="T102">, policycoreutils.</text:span></text:p>
      <text:p text:style-name="P50"/>
      <text:p text:style-name="P52">Ползват се регулярни изрази.</text:p>
      <text:p text:style-name="P51"/>
      <text:p text:style-name="P51">Разглеждане <text:span text:style-name="T103">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104">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5">v</text:span></text:p>
      <text:p text:style-name="Preformatted_20_Text">-<text:span text:style-name="T105">vv</text:span></text:p>
      <text:p text:style-name="Text_20_body">Проверка</text:p>
      <text:p text:style-name="P323">ls -l<text:span text:style-name="T106">R</text:span>Z</text:p>
      <text:p text:style-name="P323"/>
      <text:p text:style-name="P83">Настройки за на boole<text:span text:style-name="T107">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325">(по-предгледно от следващото)</text:p>
      <text:p text:style-name="P32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9">Промени</text:span> състоянието <text:span text:style-name="T108">по подразбиране за постоянно:</text:span></text:p>
      <text:p text:style-name="Preformatted_20_Text">setsebool -P</text:p>
      <text:p text:style-name="P210">Тук прави relabelling, <text:span text:style-name="T109">отнема време.</text:span></text:p>
      <text:p text:style-name="P211">Изведи разликата <text:span text:style-name="T110">между сегашния контекст и началния (по подразбиране):</text:span></text:p>
      <text:p text:style-name="Preformatted_20_Text">semanage boolean -l -C</text:p>
      <text:p text:style-name="P212">Виж модул за Apache: <text:span text:style-name="T9">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11">var/log/message</text:span></text:p>
      <text:p text:style-name="Preformatted_20_Text">/var/log/audit/audit.log</text:p>
      <text:p text:style-name="P213"/>
      <text:p text:style-name="P222">Събитията на SELinux се записват в логовете, когато работи в режим <text:span text:style-name="T9">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12">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408"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20">&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21">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22">Всичко е достъпно, без да се гледат какви разрешителни имат споделените файлове.</text:span></text:p>
      <text:p text:style-name="P235"><text:span text:style-name="T3">Sys </text:span>– <text:span text:style-name="T122">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23">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24">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5">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9">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33">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6">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7">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8">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9">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408" text:outline-level="1">Автоматично прикачване на мрежови <text:span text:style-name="T130">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9">master map</text:span> файл. Показва директо<text:span text:style-name="T131">ри</text:span>я – точка на монтира и друг файл, който показва как се монтиране. </text:p>
      <text:p text:style-name="P258">Да има разширение <text:span text:style-name="T9">autofs</text:span> задължително.</text:p>
      <text:p text:style-name="P259">1. Директрен</text:p>
      <text:p text:style-name="Preformatted_20_Text"><text:tab/>/-<text:tab/>/<text:span text:style-name="T132">etc/auto.direct</text:span></text:p>
      <text:p text:style-name="P259">2. Индиректен</text:p>
      <text:p text:style-name="Preformatted_20_Text"><text:tab/>/shares<text:tab/><text:span text:style-name="T133">/etc/auto.indirect</text:span></text:p>
      <text:p text:style-name="P260">Съдържание на /etc/auto.indirect:</text:p>
      <text:p text:style-name="P260">Пропускаме името на директорията /shares <text:span text:style-name="T134">и продължаваме с поддиректория, като накрая пишем споделената директория на сървъра:</text:span></text:p>
      <text:p text:style-name="P327">/<text:span text:style-name="T135">shares/</text:span></text:p>
      <text:p text:style-name="P332"><text:tab/>work<text:tab/><text:span text:style-name="T33">-</text:span>rw,sync<text:tab/>serverx:/shares/work</text:p>
      <text:p text:style-name="P261">При индиректрно монтиране, няма нужда аз на клиентската машина да създам директория <text:span text:style-name="T73">/shares</text:span>. Тя ще бъде създадена и премахнава автоматично от услугата <text:span text:style-name="T136">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73">fstype</text:span>: NFS, CIFS</text:p>
      <text:p text:style-name="P229">-<text:span text:style-name="T74">strict</text:span><text:span text:style-name="T137">: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8">тя се добавя „</text:span><text:span text:style-name="T75">://</text:span><text:span text:style-name="T138">“. </text:span></text:p>
      <text:p text:style-name="P281">Пример да монтирам /shares:</text:p>
      <text:p text:style-name="Preformatted_20_Text">://serverx/shares</text:p>
      <text:p text:style-name="P265">После идва стартирането на autofs:</text:p>
      <text:p text:style-name="P331">systemctl start autofs</text:p>
      <text:p text:style-name="Text_20_body"/>
      <text:p text:style-name="P265"><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reformatted_20_Text"><text:soft-page-break/>mkdir /<text:span text:style-name="T151">mnt</text:span>/<text:span text:style-name="T151">docs</text:span></text:p>
      <text:p text:style-name="P266"/>
      <text:p text:style-name="Preformatted_20_Text">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9">autofs </text:span>се намира най-дясната директория; <text:span text:style-name="T139">само там може да монтира директории</text:span>. Например:</text:p>
      <text:p text:style-name="P267">/mnt/<text:span text:style-name="T33">docs</text:span></text:p>
      <text:p text:style-name="P267"/>
      <text:p text:style-name="P268">При индиректното монтиране могат да се използват шаблонни маски. <text:span text:style-name="T140">Каква функция? Замества имената на множество директории. Спестява изброяването им. Например:</text:span></text:p>
      <text:p text:style-name="Preformatted_20_Text">*<text:tab/>-<text:span text:style-name="T141">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328">/shares</text:p>
      <text:p text:style-name="P329"><text:tab/>docs/<text:tab/><text:tab/><text:tab/><text:tab/><text:tab/><text:span text:style-name="T141">docs/</text:span></text:p>
      <text:p text:style-name="P330"><text:tab/>work/<text:tab/><text:tab/><text:tab/><text:tab/><text:tab/><text:span text:style-name="T141">work/</text:span></text:p>
      <text:p text:style-name="P328"><text:tab/>cases/<text:tab/><text:tab/><text:tab/><text:tab/><text:tab/><text:span text:style-name="T141">cases/</text:span></text:p>
      <text:p text:style-name="P333"><text:tab/>*<text:tab/>-<text:span text:style-name="T141">rw,sync<text:tab/>serverX:/shares/&amp;</text:span></text:p>
      <text:h text:style-name="Heading_20_2" text:outline-level="2">Монтиране на home директории през NFS използвайки automounter</text:h>
      <text:p text:style-name="P270"><text:span text:style-name="T142">On server classroom:</text:span>/<text:span text:style-name="T142">home/guests</text:span></text:p>
      <text:p text:style-name="P271">On client desktop -&gt; /home/guests</text:p>
      <text:p text:style-name="P272"><text:span text:style-name="T143">Т</text:span>ук се използва<text:span text:style-name="T144">т</text:span> шаблонни маски, за да спестя изброяването home директории.</text:p>
      <text:p text:style-name="P273">Създавам <text:span text:style-name="T145">главен мап </text:span>файл за индиректно монитране:</text:p>
      <text:p text:style-name="P273">sudo vim /etc/auto.master.d/home.<text:span text:style-name="T33">autofs</text:span></text:p>
      <text:p text:style-name="Preformatted_20_Text">/home/guests<text:tab/>/etc/auto.home</text:p>
      <text:p text:style-name="P274">После добавям във 2-рия мап файл:</text:p>
      <text:p text:style-name="P326">/<text:span text:style-name="T146">home/guests/...<text:tab/><text:tab/><text:tab/><text:tab/><text:tab/><text:tab/><text:tab/> /home/guests/...</text:span></text:p>
      <text:p text:style-name="Preformatted_20_Text"><text:tab/><text:tab/> <text:s/>*<text:tab/>-<text:span text:style-name="T146">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7">която е монтирана на клиентската машина.</text:span></text:p>
      <text:p text:style-name="P276"/>
      <text:h text:style-name="P407" text:outline-level="1">Използване на клиентски имена от <text:span text:style-name="T148">централен LDAP сървър</text:span></text:h>
      <text:p text:style-name="P277">Основната идея е <text:span text:style-name="T149">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50">и</text:span>нтерфейс.</text:p>
      <text:p text:style-name="P280">Ако се ползва Kerberos, инсталирай:</text:p>
      <text:p text:style-name="Preformatted_20_Text">sudo yum install -y authconfig-gtk sssd krb-workstation</text:p>
      <text:p text:style-name="P280"/>
      <text:h text:style-name="Heading_20_2" text:outline-level="2">LDAP <text:span text:style-name="T156">конфигурация</text:span></text:h>
      <text:p text:style-name="P282"><text:date style:data-style-name="N36" text:date-value="2016-11-03T05:42:48.974544759" text:fixed="true" text:date-adjust="-PT24H00M00S">2.11.2016 г.</text:date></text:p>
      <text:p text:style-name="P282"/>
      <text:p text:style-name="P282">1. Import the “Corporate IT CA root” for use by the whole system as root.</text:p>
      <text:p text:style-name="P286"><text:s text:c="4"/>cd /etc/pki/ca-trust/source/anchors</text:p>
      <text:p text:style-name="P286"><text:s text:c="4"/>curl -k -O https://password.mycompany.com/Root-CA.crt</text:p>
      <text:p text:style-name="P286"><text:s text:c="4"/>update-ca-trust extract</text:p>
      <text:p text:style-name="P286"/>
      <text:p text:style-name="P282">2. Install needed packages</text:p>
      <text:p text:style-name="P286"><text:tab/>yum install -y sssd authenticate-gtk krb5-workstation</text:p>
      <text:p text:style-name="P282"/>
      <text:p text:style-name="P285"><text:span text:style-name="T155">3. </text:span>Start</text:p>
      <text:p text:style-name="P285"><text:tab/><text:span text:style-name="T157">system-config-authenticate</text:span></text:p>
      <text:p text:style-name="P282"/>
      <text:p text:style-name="P282"><text:span text:style-name="T155">4. </text:span>Specify LDAP parameters</text:p>
      <text:p text:style-name="P282"><text:s text:c="2"/>UserAccount Configurations</text:p>
      <text:p text:style-name="P282"><text:s text:c="4"/>Account DB: LDAP</text:p>
      <text:p text:style-name="P282"><text:s text:c="4"/>Base DN: dc=mycompany,dc=com</text:p>
      <text:p text:style-name="P282"><text:s text:c="4"/>LDAP server: ldap.mycompany.com</text:p>
      <text:p text:style-name="P282"><text:s text:c="4"/>[v] Use TLS</text:p>
      <text:p text:style-name="P282"/>
      <text:p text:style-name="P282"><text:s text:c="4"/>Download CA Root Certificate</text:p>
      <text:p text:style-name="P283"><text:s text:c="8"/><text:span text:style-name="T153">https://password.</text:span><text:bookmark-start text:name="__DdeLink__4060_541863464"/><text:span text:style-name="T153">mycompany.com</text:span><text:bookmark-end text:name="__DdeLink__4060_541863464"/><text:span text:style-name="T153">/Root-CA.crt</text:span></text:p>
      <text:p text:style-name="P282"/>
      <text:p text:style-name="P282"><text:s text:c="2"/>Authentication Configuration</text:p>
      <text:p text:style-name="P282"><text:soft-page-break/><text:s text:c="4"/>Authentication Method: Kerberos password</text:p>
      <text:p text:style-name="P282"><text:s text:c="4"/>Realm: <text:span text:style-name="T152">MYCOMPANY</text:span>.COM <text:s text:c="2"/>(Always with uppercase)</text:p>
      <text:p text:style-name="P284"><text:s text:c="4"/>KDCs: kerberos.<text:span text:style-name="T154">mycompany.com</text:span></text:p>
      <text:p text:style-name="P284"><text:s text:c="4"/>Admin Servers: kerberos.<text:span text:style-name="T154">mycompany.com</text:span></text:p>
      <text:p text:style-name="P282"/>
      <text:p text:style-name="P282"><text:s text:c="4"/>Uncheck [ ] Both DNS options</text:p>
      <text:p text:style-name="P282"/>
      <text:p text:style-name="P282"><text:s text:c="2"/>Go to Advanced Option tab</text:p>
      <text:p text:style-name="P282"><text:s text:c="4"/>[x] Create home directories on first login</text:p>
      <text:p text:style-name="P282"/>
      <text:p text:style-name="P282"/>
      <text:h text:style-name="Heading_20_1" text:outline-level="1">Създаване на скриптове на средата</text:h>
      <text:p text:style-name="P287">BASH</text:p>
      <text:p text:style-name="P287"><text:date style:data-style-name="N36" text:date-value="2016-11-13T17:32:48.816945212" text:fixed="true">13.11.2016 г.</text:date></text:p>
      <text:p text:style-name="P288">Пакетът за анализ на bash script – Linter-shellcheck. Използва още един пакет</text:p>
      <text:p text:style-name="P288">В Linter shellcheck се задава път към изпълнимия файл.</text:p>
      <text:p text:style-name="P289">Ако го няма, трябда да се компилира и инсталира.</text:p>
      <text:p text:style-name="P290">Изтегли го от Git/koalaman/shellcheck</text:p>
      <text:p text:style-name="P291">След това редакторът Atom <text:s/>ще проверява скриптовете по правилата за писане на bash скрипто<text:span text:style-name="T158">ве.</text:span></text:p>
      <text:p text:style-name="P291"/>
      <text:p text:style-name="P292">Общи правила за писане на bash скриптове:</text:p>
      <text:p text:style-name="P292">- променливите имат имена с големи букви</text:p>
      <text:p text:style-name="P292">- името на променливата говори за <text:span text:style-name="T159">нейто съдържание и функция</text:span></text:p>
      <text:p text:style-name="P292">- <text:span text:style-name="T160">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293">Пример</text:p>
      <text:p text:style-name="P293">VAR1=$(which openssl)</text:p>
      <text:p text:style-name="P294">- <text:span text:style-name="T164">Пътят до изпълнимия файл да се запази в променлива, за бъде скриптът лесно променяем.</text:span></text:p>
      <text:p text:style-name="P295">- <text:span text:style-name="T163">П</text:span>остави променливите в началото на скрипта.</text:p>
      <text:p text:style-name="P295">- <text:span text:style-name="T163">Когато показвам грешка, да го пренасоча към стандартния изход за грешки</text:span></text:p>
      <text:p text:style-name="P295">- <text:span text:style-name="T163">При проверка чрез if, да използвам [[ ___ ]], предотвратяваме грешки при операции с низове и числа.</text:span></text:p>
      <text:p text:style-name="P295">- <text:span text:style-name="T162">На първия ред сложи интерпретатора, по начин за СЪВМЕСТИМОСТ</text:span></text:p>
      <text:p text:style-name="Preformatted_20_Text">#!/usr/bin/env bash</text:p>
      <text:p text:style-name="P296">- <text:span text:style-name="T162">Когато скриптът прави последователни стъпки, е необходимо да се провери успешността на предната стъпка.</text:span></text:p>
      <text:p text:style-name="P296"/>
      <text:p text:style-name="P296"><text:soft-page-break/></text:p>
      <text:p text:style-name="P305">В редакторя Atom CTRL+SHIFT+L за да включи оцветяване на синтаксиса.</text:p>
      <text:p text:style-name="P297">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298">Пренасочва<text:span text:style-name="T161">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299"/>
      <text:p text:style-name="P300">При писане на функции в bash $1, $2 ...$n могат да бъдат аргументи на функция, не аргументи на скрипта, който сме извикали.</text:p>
      <text:p text:style-name="P301"/>
      <text:p text:style-name="P301">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02">Погледни търсене на подстрингове от предишен урок.</text:p>
      <text:p text:style-name="P302"/>
      <text:p text:style-name="P303">Премахни питането за SSH ключ:</text:p>
      <text:p text:style-name="Preformatted_20_Text">ssh -o <text:span text:style-name="T165">StrictHostKeyChecking=no ...</text:span></text:p>
      <text:p text:style-name="P303"/>
      <text:p text:style-name="P304">Правене на безкраен цикъл:</text:p>
      <text:p text:style-name="Preformatted_20_Text">while :; do</text:p>
      <text:p text:style-name="Preformatted_20_Text"><text:tab/>...</text:p>
      <text:p text:style-name="Preformatted_20_Text">done</text:p>
      <text:p text:style-name="P304"/>
      <text:h text:style-name="P408" text:outline-level="1">Добавяне на снипети в програмите редактори</text:h>
      <text:p text:style-name="P306"><text:date style:data-style-name="N36" text:date-value="2016-11-21T10:46:52.182798818" text:fixed="true" text:date-adjust="-PT24H00M00S">20.11.2016 г.</text:date></text:p>
      <text:p text:style-name="P306">Работа с редактор Atom</text:p>
      <text:p text:style-name="P307">Отвори файл, или създай нов такъв:</text:p>
      <text:p text:style-name="Preformatted_20_Text">/home/pgeorgie/.atom/snippets.cson</text:p>
      <text:p text:style-name="P307"/>
      <text:p text:style-name="P308">За да добавиш нов снипет, който ще важи за bash скриптове, напиши:</text:p>
      <text:p text:style-name="Preformatted_20_Text">'.source.shell':</text:p>
      <text:p text:style-name="P308">това може да спомене само веднъж в конф. <text:span text:style-name="T166">ф</text:span>айл, но могат да се изредя<text:span text:style-name="T166">т</text:span> многожество снипети за bash скриптове.</text:p>
      <text:p text:style-name="P308"/>
      <text:h text:style-name="P408" text:outline-level="1">Въпроси и отговори по Linux</text:h>
      <text:p text:style-name="P310"><text:date style:data-style-name="N36" text:date-value="2016-11-27T15:13:22.558661741" text:fixed="true">27.11.2016 г.</text:date></text:p>
      <text:p text:style-name="P309"/>
      <text:p text:style-name="P362"/>
      <text:p text:style-name="P362">За следващия урок</text:p>
      <text:p text:style-name="P362"/>
      <text:p text:style-name="P362">1. Как да сменя screensaver for GNOME3, така че да показва сними на Варна, докато компютърът е заключен?</text:p>
      <text:p text:style-name="P386">GNOME3 няма вграден скрийнсевър, трябва да се инсталира допълнителна програма.</text:p>
      <text:p text:style-name="P362"/>
      <text:p text:style-name="P362">2. Как да споделя директория в Линукс през NFS, в която после от NFS клиента да мога да поставя следните 2 файла.</text:p>
      <text:p text:style-name="P402"><text:s text:c="4"/>Аз-съм-българче-обичам-към-NAS-устройството-да-тичам.txt</text:p>
      <text:p text:style-name="P402"><text:s text:c="4"/>Česká-říkadla-písničky-a-pohádky.txt</text:p>
      <text:p text:style-name="P395"/>
      <text:p text:style-name="P362">Условие: Няма загуба или промяна на буквите.</text:p>
      <text:p text:style-name="P363"/>
      <text:p text:style-name="P387">Когато имаме <text:span text:style-name="T168">Linux </text:span>сървър с NFS <text:span text:style-name="T168">ver </text:span>4.1, <text:span text:style-name="T168">тя</text:span> поддържа кодиране на симовлите UTF-8.</text:p>
      <text:p text:style-name="P387">Търси отговори във форумите с прости думи. <text:span text:style-name="T169">Провери конфигурацията на NFS клиент</text:span></text:p>
      <text:p text:style-name="P388"/>
      <text:p text:style-name="P388">Погледни в https://wiki.qnap.com. <text:s/><text:span text:style-name="T5">Mount an NFS share from Mac OS X.</text:span></text:p>
      <text:p text:style-name="P393">Най-лесно е да се сподели през CIFS ,ако в мрежата има клиенти с Windows и с MAC OS X.</text:p>
      <text:p text:style-name="P362"/>
      <text:p text:style-name="P362">3. Как да пускам скрипт всеки път при логване на потребителя?</text:p>
      <text:p text:style-name="P402"><text:s text:c="4"/>/home/pgeorgie/bin/rh_init.exp</text:p>
      <text:p text:style-name="P396"/>
      <text:p text:style-name="P389">Създай нов файл за изпълнение, <text:span text:style-name="T170">тип </text:span><text:span text:style-name="T6">*.desktop</text:span> за GNOME3 средата. </text:p>
      <text:p text:style-name="P390">Applications -&gt; System Tools -&gt; Startup Applications</text:p>
      <text:p text:style-name="P391">или</text:p>
      <text:p text:style-name="P391">в .config/autostart</text:p>
      <text:p text:style-name="P392">Примерни файлове има в директория: /usr/share/applications.</text:p>
      <text:p text:style-name="P364"/>
      <text:p text:style-name="P362"/>
      <text:p text:style-name="P362">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1">90746</text:span>/1]</text:p>
      <text:p text:style-name="P372">Попитай колегите, какво означава. Това е специфично за Gerrit.</text:p>
      <text:p text:style-name="P372"/>
      <text:p text:style-name="P362"/>
      <text:p text:style-name="P362">5. Как от един текстов файл да премахна редовете, които съдържат: word1, word2, word3</text:p>
      <text:p text:style-name="P362">Има ли начин да стане с grep с един израз:</text:p>
      <text:p text:style-name="Text_20_body">cat my_text_file.txt | grep -v ...</text:p>
      <text:p text:style-name="P362"/>
      <text:p text:style-name="Preformatted_20_Text"><text:soft-page-break/>grep -vwE ‘(word1|word2|word3)’ test.txt</text:p>
      <text:p text:style-name="Preformatted_20_Text">sed -e ‘/<text:span text:style-name="T171">\b\</text:span>(workd1<text:span text:style-name="T171">\</text:span>|word2<text:span text:style-name="T171">\</text:span>|word3<text:span text:style-name="T171">\</text:span>)<text:span text:style-name="T171">\b</text:span>/d’</text:p>
      <text:p text:style-name="P362">6. Когато влизам в NAS устройството през HTTPS, непрекъснато излиза съощение, че браузърът не му се доверява.</text:p>
      <text:p text:style-name="P362">Когато отида на страница Control Panel -&gt; System Settings -&gt; Security</text:p>
      <text:p text:style-name="P362">натискам бутон Download Certificate и изкача файл SSLcertificate.crt.</text:p>
      <text:p text:style-name="P362">После натискам Download Private Key и изкача файл SSLprivatekey.key</text:p>
      <text:p text:style-name="P362">Къде да поставя тези файлове?</text:p>
      <text:p text:style-name="P362"/>
      <text:p text:style-name="P373">Погледни в браузъра, дали ще приеме <text:span text:style-name="T5">Security Exception.</text:span><text:span text:style-name="T28"> Във Firefox има бутон </text:span><text:span text:style-name="T5">Confirm Securtity Exception -&gt; [ x ] Permanently ...</text:span></text:p>
      <text:p text:style-name="P374">Провери сертификата на устройсвото. На коя дата изтича? Не е ли изтекъл вече?</text:p>
      <text:p text:style-name="P375">Браузърите не допускат автоматично <text:span text:style-name="T9">самоподписани</text:span><text:span text:style-name="T5"> </text:span><text:span text:style-name="T28">сертификати.</text:span></text:p>
      <text:p text:style-name="P384">Браузърът проверява:</text:p>
      <text:p text:style-name="P384">a) common name &lt;-&gt; моето URL</text:p>
      <text:p text:style-name="P384">б) период на валидност</text:p>
      <text:p text:style-name="P384">в) сертификата от каква външна организация е подписан, дали тя е достоверна?</text:p>
      <text:p text:style-name="P384">г) сертификата самоподписан ли е ?</text:p>
      <text:p text:style-name="P384"/>
      <text:p text:style-name="P376"><text:span text:style-name="T28">Мога да генерирам </text:span><text:span text:style-name="T9">собствен</text:span><text:span text:style-name="T28"> сертификат, които да се постави в моя компютър и в NAS устройството.</text:span></text:p>
      <text:p text:style-name="P385"/>
      <text:p text:style-name="P362"/>
      <text:p text:style-name="P362">7. Как да накарам Линукс да изтегли нови файлове от даден git repository,</text:p>
      <text:p text:style-name="P362">когато се логна с моя потребител pgeorgie?</text:p>
      <text:p text:style-name="P367"><text:span text:style-name="T177">Направи скрипт, </text:span><text:span text:style-name="T178">, който да прави git pull, стартиран от файл, тип </text:span><text:span text:style-name="T180">desktop. </text:span><text:span text:style-name="T181">Последния го постави</text:span><text:span text:style-name="T177"> в </text:span><text:span text:style-name="T179">autostart</text:span><text:span text:style-name="T177"> Да се показва в терминал, за да видя резултатите.</text:span></text:p>
      <text:p text:style-name="P377">Може да се направи и икона на десктопа, която да стартира git pull, да се вижда резултата.</text:p>
      <text:p text:style-name="P378"/>
      <text:p text:style-name="P362"/>
      <text:p text:style-name="P362">8. Защо при прикачване на споделени директории от NAS устройство</text:p>
      <text:p text:style-name="P362">към компютър с Линукс, правата за достъп към точките на прикачване се сменят?</text:p>
      <text:p text:style-name="P362"/>
      <text:p text:style-name="P362">Пример</text:p>
      <text:p text:style-name="P362">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3">o </text:span>username<text:span text:style-name="T173">=</text:span>georgiev //home-nas.local/...</text:p>
      <text:p text:style-name="P362"/>
      <text:p text:style-name="P394"><text:span text:style-name="T41">получава се:</text:span></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379">Разгледай документацията тук: man mount.cifs</text:p>
      <text:p text:style-name="P379">Да има параметър uid<text:span text:style-name="T174">=georgiev</text:span></text:p>
      <text:p text:style-name="P380">Нагласи прикачването през <text:span text:style-name="T9">automount</text:span> с директно указване (direct mapping).</text:p>
      <text:p text:style-name="P381">Не поставяй споделени директории <text:span text:style-name="T175">в</text:span> /<text:span text:style-name="T175">etc/</text:span>fstab, <text:span text:style-name="T175">защото ако NAS устройството откаже:</text:span></text:p>
      <text:list xml:id="list5471787618141063023" text:style-name="L5">
        <text:list-item>
          <text:p text:style-name="P382">Линукс ще чака дълго време за обещаното споделено устройство, докато стигне timeout.</text:p>
        </text:list-item>
        <text:list-item>
          <text:p text:style-name="P382">Няма да се стартира и ще ме пусне в конзолен режим, за да оправям проблема.</text:p>
        </text:list-item>
      </text:list>
      <text:p text:style-name="P381"/>
      <text:p text:style-name="P362"/>
      <text:p text:style-name="P362">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362">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362"/>
      <text:p text:style-name="P383">По-лесно е да се реши задачата в самото NAS устройство. Там на потребител <text:span text:style-name="T8">georgiev</text:span><text:span text:style-name="T5"> </text:span>да дам пълен достъп, а на потребител <text:span text:style-name="T8">gale</text:span> само за четене.</text:p>
      <text:p text:style-name="P365"/>
      <text:p text:style-name="P362"/>
      <text:p text:style-name="P362">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362"/>
      <text:p text:style-name="Text_20_body">drwxr-xr-x. 4 root root 4096 Nov 24 10:43 /run/media/pgeorgie/52422be6-37ac-4162-836c-79ed40b817e5</text:p>
      <text:p text:style-name="P362"/>
      <text:p text:style-name="P362">Само root може да създава директории и копира файлове.</text:p>
      <text:p text:style-name="P362"/>
      <text:p text:style-name="P368">При поставяне на <text:s/>USB flash със система <text:span text:style-name="T167">FAT32</text:span>, няма проблем при създаване на нови директории и файлове.</text:p>
      <text:p text:style-name="P369">Изпробвай решенията:</text:p>
      <text:list xml:id="list352852654943394020" text:style-name="L6">
        <text:list-item>
          <text:p text:style-name="P370">Разгледай правилата на <text:span text:style-name="T9">udev</text:span>. Те дават права за достъп към устройствата и др.компютърни ресурси.</text:p>
        </text:list-item>
        <text:list-item>
          <text:p text:style-name="P371">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360"/>
      <text:p text:style-name="P360">За превеждане на филми на български под Линукс:</text:p>
      <text:p text:style-name="P360"><text:soft-page-break/>Gnome <text:span text:style-name="T176">S</text:span>ubtitles</text:p>
      <text:p text:style-name="P360">Subtitle Editor</text:p>
      <text:p text:style-name="P366"/>
      <text:p text:style-name="P3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1-27T15:28:47.720329699</dc:date>
    <meta:editing-duration>P1DT4H48M57S</meta:editing-duration>
    <meta:editing-cycles>1054</meta:editing-cycles>
    <meta:generator>LibreOffice/5.2.0.4$Linux_X86_64 LibreOffice_project/066b007f5ebcc236395c7d282ba488bca6720265</meta:generator>
    <dc:creator>Pavlin Georgiev </dc:creator>
    <meta:document-statistic meta:table-count="11" meta:image-count="7" meta:object-count="0" meta:page-count="51" meta:paragraph-count="1286" meta:word-count="8593" meta:character-count="57358" meta:non-whitespace-character-count="49676"/>
  </office:meta>
</office:document-meta>
</file>